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" style:family="table-cell">
      <style:map style:condition="of:cell-content()=1" style:apply-style-name="cf2"/>
      <style:map style:condition="of:cell-content()=0" style:apply-style-name="cf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2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ore_resul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number-columns-repeated="47" table:default-cell-style-name="ce1"/>
        <table:table-column table:style-name="co9" table:default-cell-style-name="ce1"/>
        <table:table-column table:style-name="co10" table:number-columns-repeated="16324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Valid testcase</text:p>
          </table:table-cell>
          <table:table-cell office:value-type="string" table:style-name="ce4">
            <text:p>mul_error</text:p>
          </table:table-cell>
          <table:table-cell office:value-type="string" table:style-name="ce4">
            <text:p>pipeline1</text:p>
          </table:table-cell>
          <table:table-cell office:value-type="string" table:style-name="ce4">
            <text:p>pipeline2</text:p>
          </table:table-cell>
          <table:table-cell office:value-type="string" table:style-name="ce4">
            <text:p>pipeline3</text:p>
          </table:table-cell>
          <table:table-cell office:value-type="string" table:style-name="ce4">
            <text:p>pipeline4</text:p>
          </table:table-cell>
          <table:table-cell office:value-type="string" table:style-name="ce4">
            <text:p>bubble_sort</text:p>
          </table:table-cell>
          <table:table-cell office:value-type="string" table:style-name="ce4">
            <text:p>divide</text:p>
          </table:table-cell>
          <table:table-cell office:value-type="string" table:style-name="ce4">
            <text:p>fib_r</text:p>
          </table:table-cell>
          <table:table-cell office:value-type="string" table:style-name="ce4">
            <text:p>pipeline5</text:p>
          </table:table-cell>
          <table:table-cell office:value-type="string" table:style-name="ce4">
            <text:p>pipeline6</text:p>
          </table:table-cell>
          <table:table-cell office:value-type="float" office:value="102034013" table:style-name="ce4">
            <text:p>102034013</text:p>
          </table:table-cell>
          <table:table-cell office:value-type="float" office:value="103000096" table:style-name="ce4">
            <text:p>103000096</text:p>
          </table:table-cell>
          <table:table-cell office:value-type="float" office:value="103020006" table:style-name="ce4">
            <text:p>103020006</text:p>
          </table:table-cell>
          <table:table-cell office:value-type="float" office:value="103020021" table:style-name="ce4">
            <text:p>103020021</text:p>
          </table:table-cell>
          <table:table-cell office:value-type="float" office:value="103048124" table:style-name="ce4">
            <text:p>103048124</text:p>
          </table:table-cell>
          <table:table-cell office:value-type="float" office:value="103060006" table:style-name="ce4">
            <text:p>103060006</text:p>
          </table:table-cell>
          <table:table-cell office:value-type="float" office:value="103062206" table:style-name="ce4">
            <text:p>103062206</text:p>
          </table:table-cell>
          <table:table-cell office:value-type="float" office:value="103070031" table:style-name="ce4">
            <text:p>103070031</text:p>
          </table:table-cell>
          <table:table-cell office:value-type="float" office:value="104011251" table:style-name="ce4">
            <text:p>104011251</text:p>
          </table:table-cell>
          <table:table-cell office:value-type="float" office:value="104020002" table:style-name="ce4">
            <text:p>104020002</text:p>
          </table:table-cell>
          <table:table-cell office:value-type="float" office:value="104021103" table:style-name="ce4">
            <text:p>104021103</text:p>
          </table:table-cell>
          <table:table-cell office:value-type="float" office:value="104021219" table:style-name="ce4">
            <text:p>104021219</text:p>
          </table:table-cell>
          <table:table-cell office:value-type="float" office:value="104021229" table:style-name="ce4">
            <text:p>104021229</text:p>
          </table:table-cell>
          <table:table-cell office:value-type="float" office:value="104030072" table:style-name="ce4">
            <text:p>104030072</text:p>
          </table:table-cell>
          <table:table-cell office:value-type="float" office:value="104034022" table:style-name="ce4">
            <text:p>104034022</text:p>
          </table:table-cell>
          <table:table-cell office:value-type="float" office:value="104062113" table:style-name="ce4">
            <text:p>104062113</text:p>
          </table:table-cell>
          <table:table-cell office:value-type="float" office:value="104062120" table:style-name="ce4">
            <text:p>104062120</text:p>
          </table:table-cell>
          <table:table-cell office:value-type="float" office:value="104062121" table:style-name="ce4">
            <text:p>104062121</text:p>
          </table:table-cell>
          <table:table-cell office:value-type="float" office:value="104062125" table:style-name="ce4">
            <text:p>104062125</text:p>
          </table:table-cell>
          <table:table-cell office:value-type="float" office:value="104062128" table:style-name="ce4">
            <text:p>104062128</text:p>
          </table:table-cell>
          <table:table-cell office:value-type="float" office:value="104062131" table:style-name="ce4">
            <text:p>104062131</text:p>
          </table:table-cell>
          <table:table-cell office:value-type="float" office:value="104062132" table:style-name="ce4">
            <text:p>104062132</text:p>
          </table:table-cell>
          <table:table-cell office:value-type="float" office:value="104062133" table:style-name="ce4">
            <text:p>104062133</text:p>
          </table:table-cell>
          <table:table-cell office:value-type="float" office:value="104062134" table:style-name="ce4">
            <text:p>104062134</text:p>
          </table:table-cell>
          <table:table-cell office:value-type="float" office:value="104062201" table:style-name="ce4">
            <text:p>104062201</text:p>
          </table:table-cell>
          <table:table-cell office:value-type="float" office:value="104062203" table:style-name="ce4">
            <text:p>104062203</text:p>
          </table:table-cell>
          <table:table-cell office:value-type="float" office:value="104062206" table:style-name="ce4">
            <text:p>104062206</text:p>
          </table:table-cell>
          <table:table-cell office:value-type="float" office:value="104062232" table:style-name="ce4">
            <text:p>104062232</text:p>
          </table:table-cell>
          <table:table-cell office:value-type="float" office:value="104062233" table:style-name="ce4">
            <text:p>104062233</text:p>
          </table:table-cell>
          <table:table-cell office:value-type="float" office:value="104062234" table:style-name="ce4">
            <text:p>104062234</text:p>
          </table:table-cell>
          <table:table-cell office:value-type="float" office:value="104062236" table:style-name="ce4">
            <text:p>104062236</text:p>
          </table:table-cell>
          <table:table-cell office:value-type="float" office:value="104062238" table:style-name="ce4">
            <text:p>104062238</text:p>
          </table:table-cell>
          <table:table-cell office:value-type="float" office:value="104062261" table:style-name="ce4">
            <text:p>104062261</text:p>
          </table:table-cell>
          <table:table-cell office:value-type="float" office:value="104062271" table:style-name="ce4">
            <text:p>104062271</text:p>
          </table:table-cell>
          <table:table-cell office:value-type="float" office:value="104062310" table:style-name="ce4">
            <text:p>104062310</text:p>
          </table:table-cell>
          <table:table-cell office:value-type="float" office:value="104062316" table:style-name="ce4">
            <text:p>104062316</text:p>
          </table:table-cell>
          <table:table-cell office:value-type="float" office:value="104062321" table:style-name="ce4">
            <text:p>104062321</text:p>
          </table:table-cell>
          <table:table-cell office:value-type="float" office:value="104062324" table:style-name="ce4">
            <text:p>104062324</text:p>
          </table:table-cell>
          <table:table-cell office:value-type="float" office:value="104062327" table:style-name="ce4">
            <text:p>104062327</text:p>
          </table:table-cell>
          <table:table-cell office:value-type="float" office:value="104081011" table:style-name="ce4">
            <text:p>104081011</text:p>
          </table:table-cell>
          <table:table-cell office:value-type="float" office:value="105062515" table:style-name="ce4">
            <text:p>105062515</text:p>
          </table:table-cell>
          <table:table-cell office:value-type="string" table:style-name="ce4">
            <text:p>1051012s</text:p>
          </table:table-cell>
          <table:table-cell office:value-type="string" table:style-name="ce4">
            <text:p>1052054s</text:p>
          </table:table-cell>
          <table:table-cell office:value-type="string" table:style-name="ce4">
            <text:p>n124750536</text:p>
          </table:table-cell>
          <table:table-cell office:value-type="string" table:style-name="ce4">
            <text:p>t14509594</text:p>
          </table:table-cell>
          <table:table-cell office:value-type="string" table:style-name="ce4">
            <text:p>x1052164</text:p>
          </table:table-cell>
          <table:table-cell office:value-type="string" table:style-name="ce4">
            <text:p>x1057103</text:p>
          </table:table-cell>
          <table:table-cell office:value-type="string" table:style-name="ce4">
            <text:p>TOTAL_PASS</text:p>
          </table:table-cell>
          <table:table-cell table:number-columns-repeated="16324"/>
        </table:table-row>
        <table:table-row table:style-name="ro1">
          <table:table-cell office:value-type="float" office:value="102012031" table:style-name="ce3">
            <text:p>10201203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24"/>
        </table:table-row>
        <table:table-row table:style-name="ro1">
          <table:table-cell office:value-type="float" office:value="102034013" table:style-name="ce3">
            <text:p>102034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4">
            <text:p>27</text:p>
          </table:table-cell>
          <table:table-cell table:number-columns-repeated="16324"/>
        </table:table-row>
        <table:table-row table:style-name="ro1">
          <table:table-cell office:value-type="float" office:value="103000096" table:style-name="ce3">
            <text:p>10300009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4">
            <text:p>31</text:p>
          </table:table-cell>
          <table:table-cell table:number-columns-repeated="16324"/>
        </table:table-row>
        <table:table-row table:style-name="ro1">
          <table:table-cell office:value-type="float" office:value="103020006" table:style-name="ce3">
            <text:p>1030200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3" table:style-name="ce4">
            <text:p>53</text:p>
          </table:table-cell>
          <table:table-cell table:number-columns-repeated="16324"/>
        </table:table-row>
        <table:table-row table:style-name="ro1">
          <table:table-cell office:value-type="float" office:value="103020021" table:style-name="ce3">
            <text:p>1030200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16324"/>
        </table:table-row>
        <table:table-row table:style-name="ro1">
          <table:table-cell office:value-type="float" office:value="103021119" table:style-name="ce3">
            <text:p>10302111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4">
            <text:p>6</text:p>
          </table:table-cell>
          <table:table-cell table:number-columns-repeated="16324"/>
        </table:table-row>
        <table:table-row table:style-name="ro1">
          <table:table-cell office:value-type="float" office:value="103048124" table:style-name="ce3">
            <text:p>10304812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4">
            <text:p>20</text:p>
          </table:table-cell>
          <table:table-cell table:number-columns-repeated="16324"/>
        </table:table-row>
        <table:table-row table:style-name="ro1">
          <table:table-cell office:value-type="float" office:value="103060006" table:style-name="ce3">
            <text:p>1030600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1" table:style-name="ce4">
            <text:p>51</text:p>
          </table:table-cell>
          <table:table-cell table:number-columns-repeated="16324"/>
        </table:table-row>
        <table:table-row table:style-name="ro1">
          <table:table-cell office:value-type="float" office:value="103062206" table:style-name="ce3">
            <text:p>1030622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8" table:style-name="ce4">
            <text:p>48</text:p>
          </table:table-cell>
          <table:table-cell table:number-columns-repeated="16324"/>
        </table:table-row>
        <table:table-row table:style-name="ro1">
          <table:table-cell office:value-type="float" office:value="103070012" table:style-name="ce3">
            <text:p>10307001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1" table:style-name="ce4">
            <text:p>41</text:p>
          </table:table-cell>
          <table:table-cell table:number-columns-repeated="16324"/>
        </table:table-row>
        <table:table-row table:style-name="ro1">
          <table:table-cell office:value-type="float" office:value="103070031" table:style-name="ce3">
            <text:p>10307003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4">
            <text:p>20</text:p>
          </table:table-cell>
          <table:table-cell table:number-columns-repeated="16324"/>
        </table:table-row>
        <table:table-row table:style-name="ro1">
          <table:table-cell office:value-type="float" office:value="104011251" table:style-name="ce3">
            <text:p>10401125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4">
            <text:p>31</text:p>
          </table:table-cell>
          <table:table-cell table:number-columns-repeated="16324"/>
        </table:table-row>
        <table:table-row table:style-name="ro1">
          <table:table-cell office:value-type="float" office:value="104020002" table:style-name="ce3">
            <text:p>10402000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4">
            <text:p>14</text:p>
          </table:table-cell>
          <table:table-cell table:number-columns-repeated="16324"/>
        </table:table-row>
        <table:table-row table:style-name="ro1">
          <table:table-cell office:value-type="float" office:value="104021103" table:style-name="ce3">
            <text:p>10402110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4">
            <text:p>16</text:p>
          </table:table-cell>
          <table:table-cell table:number-columns-repeated="16324"/>
        </table:table-row>
        <table:table-row table:style-name="ro1">
          <table:table-cell office:value-type="float" office:value="104021219" table:style-name="ce3">
            <text:p>10402121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5" table:style-name="ce4">
            <text:p>55</text:p>
          </table:table-cell>
          <table:table-cell table:number-columns-repeated="16324"/>
        </table:table-row>
        <table:table-row table:style-name="ro1">
          <table:table-cell office:value-type="float" office:value="104021229" table:style-name="ce3">
            <text:p>10402122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3" table:style-name="ce4">
            <text:p>53</text:p>
          </table:table-cell>
          <table:table-cell table:number-columns-repeated="16324"/>
        </table:table-row>
        <table:table-row table:style-name="ro1">
          <table:table-cell office:value-type="float" office:value="104030072" table:style-name="ce3">
            <text:p>10403007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16324"/>
        </table:table-row>
        <table:table-row table:style-name="ro1">
          <table:table-cell office:value-type="float" office:value="104034022" table:style-name="ce3">
            <text:p>10403402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5" table:style-name="ce4">
            <text:p>45</text:p>
          </table:table-cell>
          <table:table-cell table:number-columns-repeated="16324"/>
        </table:table-row>
        <table:table-row table:style-name="ro1">
          <table:table-cell office:value-type="float" office:value="104062113" table:style-name="ce3">
            <text:p>1040621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" table:style-name="ce4">
            <text:p>41</text:p>
          </table:table-cell>
          <table:table-cell table:number-columns-repeated="16324"/>
        </table:table-row>
        <table:table-row table:style-name="ro1">
          <table:table-cell office:value-type="float" office:value="104062120" table:style-name="ce3">
            <text:p>10406212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4">
            <text:p>6</text:p>
          </table:table-cell>
          <table:table-cell table:number-columns-repeated="16324"/>
        </table:table-row>
        <table:table-row table:style-name="ro1">
          <table:table-cell office:value-type="float" office:value="104062121" table:style-name="ce3">
            <text:p>1040621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3" table:style-name="ce4">
            <text:p>53</text:p>
          </table:table-cell>
          <table:table-cell table:number-columns-repeated="16324"/>
        </table:table-row>
        <table:table-row table:style-name="ro1">
          <table:table-cell office:value-type="float" office:value="104062125" table:style-name="ce3">
            <text:p>10406212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9" table:style-name="ce4">
            <text:p>29</text:p>
          </table:table-cell>
          <table:table-cell table:number-columns-repeated="16324"/>
        </table:table-row>
        <table:table-row table:style-name="ro1">
          <table:table-cell office:value-type="float" office:value="104062126" table:style-name="ce3">
            <text:p>1040621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4"/>
        </table:table-row>
        <table:table-row table:style-name="ro1">
          <table:table-cell office:value-type="float" office:value="104062128" table:style-name="ce3">
            <text:p>10406212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7" table:style-name="ce4">
            <text:p>57</text:p>
          </table:table-cell>
          <table:table-cell table:number-columns-repeated="16324"/>
        </table:table-row>
        <table:table-row table:style-name="ro1">
          <table:table-cell office:value-type="float" office:value="104062131" table:style-name="ce3">
            <text:p>10406213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1" table:style-name="ce4">
            <text:p>51</text:p>
          </table:table-cell>
          <table:table-cell table:number-columns-repeated="16324"/>
        </table:table-row>
        <table:table-row table:style-name="ro1">
          <table:table-cell office:value-type="float" office:value="104062132" table:style-name="ce3">
            <text:p>10406213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16324"/>
        </table:table-row>
        <table:table-row table:style-name="ro1">
          <table:table-cell office:value-type="float" office:value="104062133" table:style-name="ce3">
            <text:p>10406213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4">
            <text:p>19</text:p>
          </table:table-cell>
          <table:table-cell table:number-columns-repeated="16324"/>
        </table:table-row>
        <table:table-row table:style-name="ro1">
          <table:table-cell office:value-type="float" office:value="104062134" table:style-name="ce3">
            <text:p>10406213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4">
            <text:p>50</text:p>
          </table:table-cell>
          <table:table-cell table:number-columns-repeated="16324"/>
        </table:table-row>
        <table:table-row table:style-name="ro1">
          <table:table-cell office:value-type="float" office:value="104062137" table:style-name="ce3">
            <text:p>1040621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24"/>
        </table:table-row>
        <table:table-row table:style-name="ro1">
          <table:table-cell office:value-type="float" office:value="104062201" table:style-name="ce3">
            <text:p>1040622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4">
            <text:p>21</text:p>
          </table:table-cell>
          <table:table-cell table:number-columns-repeated="16324"/>
        </table:table-row>
        <table:table-row table:style-name="ro1">
          <table:table-cell office:value-type="float" office:value="104062203" table:style-name="ce3">
            <text:p>10406220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8" table:style-name="ce4">
            <text:p>38</text:p>
          </table:table-cell>
          <table:table-cell table:number-columns-repeated="16324"/>
        </table:table-row>
        <table:table-row table:style-name="ro1">
          <table:table-cell office:value-type="float" office:value="104062206" table:style-name="ce3">
            <text:p>1040622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9" table:style-name="ce4">
            <text:p>49</text:p>
          </table:table-cell>
          <table:table-cell table:number-columns-repeated="16324"/>
        </table:table-row>
        <table:table-row table:style-name="ro1">
          <table:table-cell office:value-type="float" office:value="104062228" table:style-name="ce3">
            <text:p>104062228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6" table:style-name="ce4">
            <text:p>56</text:p>
          </table:table-cell>
          <table:table-cell table:number-columns-repeated="16324"/>
        </table:table-row>
        <table:table-row table:style-name="ro1">
          <table:table-cell office:value-type="float" office:value="104062232" table:style-name="ce3">
            <text:p>10406223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5" table:style-name="ce4">
            <text:p>55</text:p>
          </table:table-cell>
          <table:table-cell table:number-columns-repeated="16324"/>
        </table:table-row>
        <table:table-row table:style-name="ro1">
          <table:table-cell office:value-type="float" office:value="104062233" table:style-name="ce3">
            <text:p>10406223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4">
            <text:p>44</text:p>
          </table:table-cell>
          <table:table-cell table:number-columns-repeated="16324"/>
        </table:table-row>
        <table:table-row table:style-name="ro1">
          <table:table-cell office:value-type="float" office:value="104062234" table:style-name="ce3">
            <text:p>10406223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5" table:style-name="ce4">
            <text:p>55</text:p>
          </table:table-cell>
          <table:table-cell table:number-columns-repeated="16324"/>
        </table:table-row>
        <table:table-row table:style-name="ro1">
          <table:table-cell office:value-type="float" office:value="104062236" table:style-name="ce3">
            <text:p>10406223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4">
            <text:p>45</text:p>
          </table:table-cell>
          <table:table-cell table:number-columns-repeated="16324"/>
        </table:table-row>
        <table:table-row table:style-name="ro1">
          <table:table-cell office:value-type="float" office:value="104062238" table:style-name="ce3">
            <text:p>10406223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4">
            <text:p>25</text:p>
          </table:table-cell>
          <table:table-cell table:number-columns-repeated="16324"/>
        </table:table-row>
        <table:table-row table:style-name="ro1">
          <table:table-cell office:value-type="float" office:value="104062261" table:style-name="ce3">
            <text:p>10406226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4">
            <text:p>29</text:p>
          </table:table-cell>
          <table:table-cell table:number-columns-repeated="16324"/>
        </table:table-row>
        <table:table-row table:style-name="ro1">
          <table:table-cell office:value-type="float" office:value="104062271" table:style-name="ce3">
            <text:p>10406227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7" table:style-name="ce4">
            <text:p>57</text:p>
          </table:table-cell>
          <table:table-cell table:number-columns-repeated="16324"/>
        </table:table-row>
        <table:table-row table:style-name="ro1">
          <table:table-cell office:value-type="float" office:value="104062310" table:style-name="ce3">
            <text:p>1040623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" table:style-name="ce4">
            <text:p>27</text:p>
          </table:table-cell>
          <table:table-cell table:number-columns-repeated="16324"/>
        </table:table-row>
        <table:table-row table:style-name="ro1">
          <table:table-cell office:value-type="float" office:value="104062316" table:style-name="ce3">
            <text:p>10406231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16324"/>
        </table:table-row>
        <table:table-row table:style-name="ro1">
          <table:table-cell office:value-type="float" office:value="104062321" table:style-name="ce3">
            <text:p>1040623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4">
            <text:p>9</text:p>
          </table:table-cell>
          <table:table-cell table:number-columns-repeated="16324"/>
        </table:table-row>
        <table:table-row table:style-name="ro1">
          <table:table-cell office:value-type="float" office:value="104062324" table:style-name="ce3">
            <text:p>10406232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16324"/>
        </table:table-row>
        <table:table-row table:style-name="ro1">
          <table:table-cell office:value-type="float" office:value="104062327" table:style-name="ce3">
            <text:p>104062327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3" table:style-name="ce4">
            <text:p>53</text:p>
          </table:table-cell>
          <table:table-cell table:number-columns-repeated="16324"/>
        </table:table-row>
        <table:table-row table:style-name="ro1">
          <table:table-cell office:value-type="float" office:value="104080002" table:style-name="ce3">
            <text:p>10408000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4">
            <text:p>6</text:p>
          </table:table-cell>
          <table:table-cell table:number-columns-repeated="16324"/>
        </table:table-row>
        <table:table-row table:style-name="ro1">
          <table:table-cell office:value-type="float" office:value="104081011" table:style-name="ce3">
            <text:p>1040810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4">
            <text:p>50</text:p>
          </table:table-cell>
          <table:table-cell table:number-columns-repeated="16324"/>
        </table:table-row>
        <table:table-row table:style-name="ro1">
          <table:table-cell office:value-type="float" office:value="105062515" table:style-name="ce3">
            <text:p>10506251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7" table:style-name="ce4">
            <text:p>57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1051012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9" table:style-name="ce4">
            <text:p>49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1052054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4">
            <text:p>10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n12475053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4">
            <text:p>9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t1450959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3" table:style-name="ce4">
            <text:p>53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x105216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4">
            <text:p>50</text:p>
          </table:table-cell>
          <table:table-cell table:number-columns-repeated="16324"/>
        </table:table-row>
        <table:table-row table:style-name="ro1">
          <table:table-cell office:value-type="string" table:style-name="ce3">
            <text:p>x105710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4" table:style-name="ce4">
            <text:p>54</text:p>
          </table:table-cell>
          <table:table-cell table:number-columns-repeated="16324"/>
        </table:table-row>
        <table:table-row table:style-name="ro2">
          <table:table-cell office:value-type="string" table:style-name="ce3">
            <text:p>Total<text:s/></text:p>
          </table:table-cell>
          <table:table-cell office:value-type="float" office:value="47" table:formula="of:=SUM([.B2:.B55])" table:style-name="ce3">
            <text:p>47</text:p>
          </table:table-cell>
          <table:table-cell office:value-type="float" office:value="49" table:formula="of:=SUM([.C2:.C55])" table:style-name="ce3">
            <text:p>49</text:p>
          </table:table-cell>
          <table:table-cell office:value-type="float" office:value="52" table:formula="of:=SUM([.D2:.D55])" table:style-name="ce3">
            <text:p>52</text:p>
          </table:table-cell>
          <table:table-cell office:value-type="float" office:value="52" table:formula="of:=SUM([.E2:.E55])" table:style-name="ce3">
            <text:p>52</text:p>
          </table:table-cell>
          <table:table-cell office:value-type="float" office:value="51" table:formula="of:=SUM([.F2:.F55])" table:style-name="ce3">
            <text:p>51</text:p>
          </table:table-cell>
          <table:table-cell office:value-type="float" office:value="51" table:formula="of:=SUM([.G2:.G55])" table:style-name="ce3">
            <text:p>51</text:p>
          </table:table-cell>
          <table:table-cell office:value-type="float" office:value="39" table:formula="of:=SUM([.H2:.H55])" table:style-name="ce3">
            <text:p>39</text:p>
          </table:table-cell>
          <table:table-cell office:value-type="float" office:value="40" table:formula="of:=SUM([.I2:.I55])" table:style-name="ce3">
            <text:p>40</text:p>
          </table:table-cell>
          <table:table-cell office:value-type="float" office:value="40" table:formula="of:=SUM([.J2:.J55])" table:style-name="ce3">
            <text:p>40</text:p>
          </table:table-cell>
          <table:table-cell office:value-type="float" office:value="45" table:formula="of:=SUM([.K2:.K55])" table:style-name="ce3">
            <text:p>45</text:p>
          </table:table-cell>
          <table:table-cell office:value-type="float" office:value="47" table:formula="of:=SUM([.L2:.L55])" table:style-name="ce3">
            <text:p>47</text:p>
          </table:table-cell>
          <table:table-cell office:value-type="float" office:value="35" table:formula="of:=SUM([.M2:.M55])" table:style-name="ce3">
            <text:p>35</text:p>
          </table:table-cell>
          <table:table-cell office:value-type="float" office:value="30" table:formula="of:=SUM([.N2:.N55])" table:style-name="ce3">
            <text:p>30</text:p>
          </table:table-cell>
          <table:table-cell office:value-type="float" office:value="42" table:formula="of:=SUM([.O2:.O55])" table:style-name="ce3">
            <text:p>42</text:p>
          </table:table-cell>
          <table:table-cell office:value-type="float" office:value="28" table:formula="of:=SUM([.P2:.P55])" table:style-name="ce3">
            <text:p>28</text:p>
          </table:table-cell>
          <table:table-cell office:value-type="float" office:value="40" table:formula="of:=SUM([.Q2:.Q55])" table:style-name="ce3">
            <text:p>40</text:p>
          </table:table-cell>
          <table:table-cell office:value-type="float" office:value="28" table:formula="of:=SUM([.R2:.R55])" table:style-name="ce3">
            <text:p>28</text:p>
          </table:table-cell>
          <table:table-cell office:value-type="float" office:value="30" table:formula="of:=SUM([.S2:.S55])" table:style-name="ce3">
            <text:p>30</text:p>
          </table:table-cell>
          <table:table-cell office:value-type="float" office:value="38" table:formula="of:=SUM([.T2:.T55])" table:style-name="ce3">
            <text:p>38</text:p>
          </table:table-cell>
          <table:table-cell office:value-type="float" office:value="34" table:formula="of:=SUM([.U2:.U55])" table:style-name="ce3">
            <text:p>34</text:p>
          </table:table-cell>
          <table:table-cell office:value-type="float" office:value="34" table:formula="of:=SUM([.V2:.V55])" table:style-name="ce3">
            <text:p>34</text:p>
          </table:table-cell>
          <table:table-cell office:value-type="float" office:value="39" table:formula="of:=SUM([.W2:.W55])" table:style-name="ce3">
            <text:p>39</text:p>
          </table:table-cell>
          <table:table-cell office:value-type="float" office:value="36" table:formula="of:=SUM([.X2:.X55])" table:style-name="ce3">
            <text:p>36</text:p>
          </table:table-cell>
          <table:table-cell office:value-type="float" office:value="29" table:formula="of:=SUM([.Y2:.Y55])" table:style-name="ce3">
            <text:p>29</text:p>
          </table:table-cell>
          <table:table-cell office:value-type="float" office:value="19" table:formula="of:=SUM([.Z2:.Z55])" table:style-name="ce3">
            <text:p>19</text:p>
          </table:table-cell>
          <table:table-cell office:value-type="float" office:value="38" table:formula="of:=SUM([.AA2:.AA55])" table:style-name="ce3">
            <text:p>38</text:p>
          </table:table-cell>
          <table:table-cell office:value-type="float" office:value="37" table:formula="of:=SUM([.AB2:.AB55])" table:style-name="ce3">
            <text:p>37</text:p>
          </table:table-cell>
          <table:table-cell office:value-type="float" office:value="49" table:formula="of:=SUM([.AC2:.AC55])" table:style-name="ce3">
            <text:p>49</text:p>
          </table:table-cell>
          <table:table-cell office:value-type="float" office:value="27" table:formula="of:=SUM([.AD2:.AD55])" table:style-name="ce3">
            <text:p>27</text:p>
          </table:table-cell>
          <table:table-cell office:value-type="float" office:value="22" table:formula="of:=SUM([.AE2:.AE55])" table:style-name="ce3">
            <text:p>22</text:p>
          </table:table-cell>
          <table:table-cell office:value-type="float" office:value="12" table:formula="of:=SUM([.AF2:.AF55])" table:style-name="ce3">
            <text:p>12</text:p>
          </table:table-cell>
          <table:table-cell office:value-type="float" office:value="18" table:formula="of:=SUM([.AG2:.AG55])" table:style-name="ce3">
            <text:p>18</text:p>
          </table:table-cell>
          <table:table-cell office:value-type="float" office:value="18" table:formula="of:=SUM([.AH2:.AH55])" table:style-name="ce3">
            <text:p>18</text:p>
          </table:table-cell>
          <table:table-cell office:value-type="float" office:value="44" table:formula="of:=SUM([.AI2:.AI55])" table:style-name="ce3">
            <text:p>44</text:p>
          </table:table-cell>
          <table:table-cell office:value-type="float" office:value="30" table:formula="of:=SUM([.AJ2:.AJ55])" table:style-name="ce3">
            <text:p>30</text:p>
          </table:table-cell>
          <table:table-cell office:value-type="float" office:value="29" table:formula="of:=SUM([.AK2:.AK55])" table:style-name="ce3">
            <text:p>29</text:p>
          </table:table-cell>
          <table:table-cell office:value-type="float" office:value="39" table:formula="of:=SUM([.AL2:.AL55])" table:style-name="ce3">
            <text:p>39</text:p>
          </table:table-cell>
          <table:table-cell office:value-type="float" office:value="27" table:formula="of:=SUM([.AM2:.AM55])" table:style-name="ce3">
            <text:p>27</text:p>
          </table:table-cell>
          <table:table-cell office:value-type="float" office:value="12" table:formula="of:=SUM([.AN2:.AN55])" table:style-name="ce3">
            <text:p>12</text:p>
          </table:table-cell>
          <table:table-cell office:value-type="float" office:value="22" table:formula="of:=SUM([.AO2:.AO55])" table:style-name="ce3">
            <text:p>22</text:p>
          </table:table-cell>
          <table:table-cell office:value-type="float" office:value="33" table:formula="of:=SUM([.AP2:.AP55])" table:style-name="ce3">
            <text:p>33</text:p>
          </table:table-cell>
          <table:table-cell office:value-type="float" office:value="33" table:formula="of:=SUM([.AQ2:.AQ55])" table:style-name="ce3">
            <text:p>33</text:p>
          </table:table-cell>
          <table:table-cell office:value-type="float" office:value="35" table:formula="of:=SUM([.AR2:.AR55])" table:style-name="ce3">
            <text:p>35</text:p>
          </table:table-cell>
          <table:table-cell office:value-type="float" office:value="33" table:formula="of:=SUM([.AS2:.AS55])" table:style-name="ce3">
            <text:p>33</text:p>
          </table:table-cell>
          <table:table-cell office:value-type="float" office:value="20" table:formula="of:=SUM([.AT2:.AT55])" table:style-name="ce3">
            <text:p>20</text:p>
          </table:table-cell>
          <table:table-cell office:value-type="float" office:value="25" table:formula="of:=SUM([.AU2:.AU55])" table:style-name="ce3">
            <text:p>25</text:p>
          </table:table-cell>
          <table:table-cell office:value-type="float" office:value="42" table:formula="of:=SUM([.AV2:.AV55])" table:style-name="ce3">
            <text:p>42</text:p>
          </table:table-cell>
          <table:table-cell office:value-type="float" office:value="50" table:formula="of:=SUM([.AW2:.AW55])" table:style-name="ce3">
            <text:p>50</text:p>
          </table:table-cell>
          <table:table-cell office:value-type="float" office:value="38" table:formula="of:=SUM([.AX2:.AX55])" table:style-name="ce3">
            <text:p>38</text:p>
          </table:table-cell>
          <table:table-cell office:value-type="float" office:value="27" table:formula="of:=SUM([.AY2:.AY55])" table:style-name="ce3">
            <text:p>27</text:p>
          </table:table-cell>
          <table:table-cell office:value-type="float" office:value="26" table:formula="of:=SUM([.AZ2:.AZ55])" table:style-name="ce3">
            <text:p>26</text:p>
          </table:table-cell>
          <table:table-cell office:value-type="float" office:value="29" table:formula="of:=SUM([.BA2:.BA55])" table:style-name="ce3">
            <text:p>29</text:p>
          </table:table-cell>
          <table:table-cell office:value-type="float" office:value="30" table:formula="of:=SUM([.BB2:.BB55])" table:style-name="ce3">
            <text:p>30</text:p>
          </table:table-cell>
          <table:table-cell office:value-type="float" office:value="36" table:formula="of:=SUM([.BC2:.BC55])" table:style-name="ce3">
            <text:p>36</text:p>
          </table:table-cell>
          <table:table-cell office:value-type="float" office:value="38" table:formula="of:=SUM([.BD2:.BD55])" table:style-name="ce3">
            <text:p>38</text:p>
          </table:table-cell>
          <table:table-cell office:value-type="float" office:value="27" table:formula="of:=SUM([.BE2:.BE55])" table:style-name="ce3">
            <text:p>27</text:p>
          </table:table-cell>
          <table:table-cell office:value-type="float" office:value="17" table:formula="of:=SUM([.BF2:.BF55])" table:style-name="ce3">
            <text:p>17</text:p>
          </table:table-cell>
          <table:table-cell office:value-type="float" office:value="28" table:formula="of:=SUM([.BG2:.BG55])" table:style-name="ce3">
            <text:p>28</text:p>
          </table:table-cell>
          <table:table-cell table:number-columns-repeated="16325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performance" table:style-name="ta2">
        <table:table-column table:style-name="co8" table:number-columns-repeated="1024" table:default-cell-style-name="ce2"/>
        <table:table-column table:style-name="co10" table:number-columns-repeated="1536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mul_error</text:p>
          </table:table-cell>
          <table:table-cell office:value-type="string" table:style-name="ce3">
            <text:p>pipeline1</text:p>
          </table:table-cell>
          <table:table-cell office:value-type="string" table:style-name="ce3">
            <text:p>pipeline2</text:p>
          </table:table-cell>
          <table:table-cell office:value-type="string" table:style-name="ce3">
            <text:p>pipeline3</text:p>
          </table:table-cell>
          <table:table-cell office:value-type="string" table:style-name="ce3">
            <text:p>pipeline4</text:p>
          </table:table-cell>
          <table:table-cell office:value-type="string" table:style-name="ce3">
            <text:p>bubble_sort</text:p>
          </table:table-cell>
          <table:table-cell office:value-type="string" table:style-name="ce3">
            <text:p>divide</text:p>
          </table:table-cell>
          <table:table-cell office:value-type="string" table:style-name="ce3">
            <text:p>fib_r</text:p>
          </table:table-cell>
          <table:table-cell office:value-type="string" table:style-name="ce3">
            <text:p>pipeline5</text:p>
          </table:table-cell>
          <table:table-cell office:value-type="string" table:style-name="ce3">
            <text:p>pipeline6</text:p>
          </table:table-cell>
          <table:table-cell office:value-type="float" office:value="102034013" table:style-name="ce3">
            <text:p>102034013</text:p>
          </table:table-cell>
          <table:table-cell office:value-type="float" office:value="103000096" table:style-name="ce3">
            <text:p>103000096</text:p>
          </table:table-cell>
          <table:table-cell office:value-type="float" office:value="103020006" table:style-name="ce3">
            <text:p>103020006</text:p>
          </table:table-cell>
          <table:table-cell office:value-type="float" office:value="103020021" table:style-name="ce3">
            <text:p>103020021</text:p>
          </table:table-cell>
          <table:table-cell office:value-type="float" office:value="103048124" table:style-name="ce3">
            <text:p>103048124</text:p>
          </table:table-cell>
          <table:table-cell office:value-type="float" office:value="103060006" table:style-name="ce3">
            <text:p>103060006</text:p>
          </table:table-cell>
          <table:table-cell office:value-type="float" office:value="103062206" table:style-name="ce3">
            <text:p>103062206</text:p>
          </table:table-cell>
          <table:table-cell office:value-type="float" office:value="103070031" table:style-name="ce3">
            <text:p>103070031</text:p>
          </table:table-cell>
          <table:table-cell office:value-type="float" office:value="104011251" table:style-name="ce3">
            <text:p>104011251</text:p>
          </table:table-cell>
          <table:table-cell office:value-type="float" office:value="104020002" table:style-name="ce3">
            <text:p>104020002</text:p>
          </table:table-cell>
          <table:table-cell office:value-type="float" office:value="104021103" table:style-name="ce3">
            <text:p>104021103</text:p>
          </table:table-cell>
          <table:table-cell office:value-type="float" office:value="104021219" table:style-name="ce3">
            <text:p>104021219</text:p>
          </table:table-cell>
          <table:table-cell office:value-type="float" office:value="104021229" table:style-name="ce3">
            <text:p>104021229</text:p>
          </table:table-cell>
          <table:table-cell office:value-type="float" office:value="104030072" table:style-name="ce3">
            <text:p>104030072</text:p>
          </table:table-cell>
          <table:table-cell office:value-type="float" office:value="104034022" table:style-name="ce3">
            <text:p>104034022</text:p>
          </table:table-cell>
          <table:table-cell office:value-type="float" office:value="104062113" table:style-name="ce3">
            <text:p>104062113</text:p>
          </table:table-cell>
          <table:table-cell office:value-type="float" office:value="104062120" table:style-name="ce3">
            <text:p>104062120</text:p>
          </table:table-cell>
          <table:table-cell office:value-type="float" office:value="104062121" table:style-name="ce3">
            <text:p>104062121</text:p>
          </table:table-cell>
          <table:table-cell office:value-type="float" office:value="104062125" table:style-name="ce3">
            <text:p>104062125</text:p>
          </table:table-cell>
          <table:table-cell office:value-type="float" office:value="104062128" table:style-name="ce3">
            <text:p>104062128</text:p>
          </table:table-cell>
          <table:table-cell office:value-type="float" office:value="104062131" table:style-name="ce3">
            <text:p>104062131</text:p>
          </table:table-cell>
          <table:table-cell office:value-type="float" office:value="104062132" table:style-name="ce3">
            <text:p>104062132</text:p>
          </table:table-cell>
          <table:table-cell office:value-type="float" office:value="104062133" table:style-name="ce3">
            <text:p>104062133</text:p>
          </table:table-cell>
          <table:table-cell office:value-type="float" office:value="104062134" table:style-name="ce3">
            <text:p>104062134</text:p>
          </table:table-cell>
          <table:table-cell office:value-type="float" office:value="104062201" table:style-name="ce3">
            <text:p>104062201</text:p>
          </table:table-cell>
          <table:table-cell office:value-type="float" office:value="104062203" table:style-name="ce3">
            <text:p>104062203</text:p>
          </table:table-cell>
          <table:table-cell office:value-type="float" office:value="104062206" table:style-name="ce3">
            <text:p>104062206</text:p>
          </table:table-cell>
          <table:table-cell office:value-type="float" office:value="104062232" table:style-name="ce3">
            <text:p>104062232</text:p>
          </table:table-cell>
          <table:table-cell office:value-type="float" office:value="104062233" table:style-name="ce3">
            <text:p>104062233</text:p>
          </table:table-cell>
          <table:table-cell office:value-type="float" office:value="104062234" table:style-name="ce3">
            <text:p>104062234</text:p>
          </table:table-cell>
          <table:table-cell office:value-type="float" office:value="104062236" table:style-name="ce3">
            <text:p>104062236</text:p>
          </table:table-cell>
          <table:table-cell office:value-type="float" office:value="104062238" table:style-name="ce3">
            <text:p>104062238</text:p>
          </table:table-cell>
          <table:table-cell office:value-type="float" office:value="104062261" table:style-name="ce3">
            <text:p>104062261</text:p>
          </table:table-cell>
          <table:table-cell office:value-type="float" office:value="104062271" table:style-name="ce3">
            <text:p>104062271</text:p>
          </table:table-cell>
          <table:table-cell office:value-type="float" office:value="104062310" table:style-name="ce3">
            <text:p>104062310</text:p>
          </table:table-cell>
          <table:table-cell office:value-type="float" office:value="104062316" table:style-name="ce3">
            <text:p>104062316</text:p>
          </table:table-cell>
          <table:table-cell office:value-type="float" office:value="104062321" table:style-name="ce3">
            <text:p>104062321</text:p>
          </table:table-cell>
          <table:table-cell office:value-type="float" office:value="104062324" table:style-name="ce3">
            <text:p>104062324</text:p>
          </table:table-cell>
          <table:table-cell office:value-type="float" office:value="104062327" table:style-name="ce3">
            <text:p>104062327</text:p>
          </table:table-cell>
          <table:table-cell office:value-type="float" office:value="104081011" table:style-name="ce3">
            <text:p>104081011</text:p>
          </table:table-cell>
          <table:table-cell office:value-type="float" office:value="105062515" table:style-name="ce3">
            <text:p>105062515</text:p>
          </table:table-cell>
          <table:table-cell office:value-type="string" table:style-name="ce3">
            <text:p>1051012s</text:p>
          </table:table-cell>
          <table:table-cell office:value-type="string" table:style-name="ce3">
            <text:p>1052054s</text:p>
          </table:table-cell>
          <table:table-cell office:value-type="string" table:style-name="ce3">
            <text:p>n124750536</text:p>
          </table:table-cell>
          <table:table-cell office:value-type="string" table:style-name="ce3">
            <text:p>t14509594</text:p>
          </table:table-cell>
          <table:table-cell office:value-type="string" table:style-name="ce3">
            <text:p>x1052164</text:p>
          </table:table-cell>
          <table:table-cell office:value-type="string" table:style-name="ce3">
            <text:p>x1057103</text:p>
          </table:table-cell>
          <table:table-cell table:number-columns-repeated="16326"/>
        </table:table-row>
        <table:table-row table:style-name="ro1">
          <table:table-cell office:value-type="float" office:value="102012031" table:style-name="ce3">
            <text:p>102012031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0.80789999999999995" table:style-name="ce2">
            <text:p>0.8079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0.83079999999999998" table:style-name="ce2">
            <text:p>0.8308</text:p>
          </table:table-cell>
          <table:table-cell office:value-type="float" office:value="9.1999999999999998E-3" table:style-name="ce2">
            <text:p>0.0092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5.1999999999999998E-3" table:style-name="ce2">
            <text:p>0.0052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-1" table:style-name="ce2">
            <text:p>-1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-1" table:style-name="ce2">
            <text:p>-1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0.24460000000000001" table:style-name="ce2">
            <text:p>0.2446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-1" table:style-name="ce2">
            <text:p>-1</text:p>
          </table:table-cell>
          <table:table-cell office:value-type="float" office:value="5.3E-3" table:style-name="ce2">
            <text:p>0.0053</text:p>
          </table:table-cell>
          <table:table-cell office:value-type="float" office:value="5.1999999999999998E-3" table:style-name="ce2">
            <text:p>0.0052</text:p>
          </table:table-cell>
          <table:table-cell office:value-type="float" office:value="-1" table:style-name="ce2">
            <text:p>-1</text:p>
          </table:table-cell>
          <table:table-cell office:value-type="float" office:value="0.25519999999999998" table:style-name="ce2">
            <text:p>0.2552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1.0185" table:style-name="ce2">
            <text:p>1.0185</text:p>
          </table:table-cell>
          <table:table-cell office:value-type="float" office:value="5.1999999999999998E-3" table:style-name="ce2">
            <text:p>0.0052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-1" table:style-name="ce2">
            <text:p>-1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7.9000000000000008E-3" table:style-name="ce2">
            <text:p>0.0079</text:p>
          </table:table-cell>
          <table:table-cell office:value-type="float" office:value="1.01E-2" table:style-name="ce2">
            <text:p>0.010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-1" table:style-name="ce2">
            <text:p>-1</text:p>
          </table:table-cell>
          <table:table-cell office:value-type="float" office:value="0.29189999999999999" table:style-name="ce2">
            <text:p>0.2919</text:p>
          </table:table-cell>
          <table:table-cell office:value-type="float" office:value="-1" table:style-name="ce2">
            <text:p>-1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-1" table:style-name="ce2">
            <text:p>-1</text:p>
          </table:table-cell>
          <table:table-cell office:value-type="float" office:value="4.4999999999999997E-3" table:style-name="ce2">
            <text:p>0.0045</text:p>
          </table:table-cell>
          <table:table-cell table:number-columns-repeated="16326"/>
        </table:table-row>
        <table:table-row table:style-name="ro1">
          <table:table-cell office:value-type="float" office:value="102034013" table:style-name="ce3">
            <text:p>10203401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0.11070000000000001" table:style-name="ce2">
            <text:p>0.1107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1234" table:style-name="ce2">
            <text:p>0.123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6.4999999999999997E-3" table:style-name="ce2">
            <text:p>0.006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E-3" table:style-name="ce2">
            <text:p>0.0028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E-3" table:style-name="ce2">
            <text:p>0.0028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2.3E-3" table:style-name="ce2">
            <text:p>0.002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12479999999999999" table:style-name="ce2">
            <text:p>0.1248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E-3" table:style-name="ce2">
            <text:p>0.0023</text:p>
          </table:table-cell>
          <table:table-cell office:value-type="float" office:value="0.376" table:style-name="ce2">
            <text:p>0.376</text:p>
          </table:table-cell>
          <table:table-cell office:value-type="float" office:value="0.2087" table:style-name="ce2">
            <text:p>0.2087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2.0999999999999999E-3" table:style-name="ce2">
            <text:p>0.0021</text:p>
          </table:table-cell>
          <table:table-cell table:number-columns-repeated="16326"/>
        </table:table-row>
        <table:table-row table:style-name="ro1">
          <table:table-cell office:value-type="float" office:value="103000096" table:style-name="ce3">
            <text:p>103000096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9.4600000000000004E-2" table:style-name="ce2">
            <text:p>0.094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0.1193" table:style-name="ce2">
            <text:p>0.119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9.1999999999999998E-3" table:style-name="ce2">
            <text:p>0.0092</text:p>
          </table:table-cell>
          <table:table-cell office:value-type="float" office:value="2.8E-3" table:style-name="ce2">
            <text:p>0.0028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-1" table:style-name="ce2">
            <text:p>-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6.3E-3" table:style-name="ce2">
            <text:p>0.0063</text:p>
          </table:table-cell>
          <table:table-cell office:value-type="float" office:value="5" table:style-name="ce2">
            <text:p>5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0.1111" table:style-name="ce2">
            <text:p>0.111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6.8999999999999999E-3" table:style-name="ce2">
            <text:p>0.006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9E-3" table:style-name="ce2">
            <text:p>0.0019</text:p>
          </table:table-cell>
          <table:table-cell office:value-type="float" office:value="1.8E-3" table:style-name="ce2">
            <text:p>0.0018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-1" table:style-name="ce2">
            <text:p>-1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8E-3" table:style-name="ce2">
            <text:p>0.0018</text:p>
          </table:table-cell>
          <table:table-cell office:value-type="float" office:value="2.3E-3" table:style-name="ce2">
            <text:p>0.0023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2.3E-3" table:style-name="ce2">
            <text:p>0.0023</text:p>
          </table:table-cell>
          <table:table-cell table:number-columns-repeated="16326"/>
        </table:table-row>
        <table:table-row table:style-name="ro1">
          <table:table-cell office:value-type="float" office:value="103020006" table:style-name="ce3">
            <text:p>103020006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8.1299999999999997E-2" table:style-name="ce2">
            <text:p>0.081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8.2500000000000004E-2" table:style-name="ce2">
            <text:p>0.08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1.8E-3" table:style-name="ce2">
            <text:p>0.0018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0.53349999999999997" table:style-name="ce2">
            <text:p>0.5335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8E-3" table:style-name="ce2">
            <text:p>0.0028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0.13689999999999999" table:style-name="ce2">
            <text:p>0.136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0.32850000000000001" table:style-name="ce2">
            <text:p>0.3285</text:p>
          </table:table-cell>
          <table:table-cell office:value-type="float" office:value="0.1686" table:style-name="ce2">
            <text:p>0.168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5000000000000001E-3" table:style-name="ce2">
            <text:p>0.0025</text:p>
          </table:table-cell>
          <table:table-cell table:number-columns-repeated="16326"/>
        </table:table-row>
        <table:table-row table:style-name="ro1">
          <table:table-cell office:value-type="float" office:value="103020021" table:style-name="ce3">
            <text:p>103020021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3E-3" table:style-name="ce2">
            <text:p>0.0043</text:p>
          </table:table-cell>
          <table:table-cell office:value-type="float" office:value="0.27989999999999998" table:style-name="ce2">
            <text:p>0.2799</text:p>
          </table:table-cell>
          <table:table-cell office:value-type="float" office:value="7.7000000000000002E-3" table:style-name="ce2">
            <text:p>0.007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0.22739999999999999" table:style-name="ce2">
            <text:p>0.2274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1.7500000000000002E-2" table:style-name="ce2">
            <text:p>0.0175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8E-3" table:style-name="ce2">
            <text:p>0.0038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1.2E-2" table:style-name="ce2">
            <text:p>0.012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4.3E-3" table:style-name="ce2">
            <text:p>0.0043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1.4761" table:style-name="ce2">
            <text:p>1.4761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0.27779999999999999" table:style-name="ce2">
            <text:p>0.2778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1.18E-2" table:style-name="ce2">
            <text:p>0.0118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8E-3" table:style-name="ce2">
            <text:p>0.0038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0.86970000000000003" table:style-name="ce2">
            <text:p>0.8697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3.8E-3" table:style-name="ce2">
            <text:p>0.0038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3E-3" table:style-name="ce2">
            <text:p>0.003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8E-3" table:style-name="ce2">
            <text:p>0.0038</text:p>
          </table:table-cell>
          <table:table-cell office:value-type="float" office:value="3.8E-3" table:style-name="ce2">
            <text:p>0.0038</text:p>
          </table:table-cell>
          <table:table-cell table:number-columns-repeated="16326"/>
        </table:table-row>
        <table:table-row table:style-name="ro1">
          <table:table-cell office:value-type="float" office:value="103021119" table:style-name="ce3">
            <text:p>103021119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4.0800000000000003E-2" table:style-name="ce2">
            <text:p>0.0408</text:p>
          </table:table-cell>
          <table:table-cell office:value-type="float" office:value="1.72E-2" table:style-name="ce2">
            <text:p>0.0172</text:p>
          </table:table-cell>
          <table:table-cell office:value-type="float" office:value="-1" table:style-name="ce2">
            <text:p>-1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2500000000000003E-2" table:style-name="ce2">
            <text:p>0.0425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-1" table:style-name="ce2">
            <text:p>-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8E-3" table:style-name="ce2">
            <text:p>0.0038</text:p>
          </table:table-cell>
          <table:table-cell office:value-type="float" office:value="3.8E-3" table:style-name="ce2">
            <text:p>0.0038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3.8E-3" table:style-name="ce2">
            <text:p>0.0038</text:p>
          </table:table-cell>
          <table:table-cell office:value-type="float" office:value="4.3E-3" table:style-name="ce2">
            <text:p>0.0043</text:p>
          </table:table-cell>
          <table:table-cell office:value-type="float" office:value="3.8E-3" table:style-name="ce2">
            <text:p>0.0038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0.56930000000000003" table:style-name="ce2">
            <text:p>0.569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.1999999999999998E-2" table:style-name="ce2">
            <text:p>0.052</text:p>
          </table:table-cell>
          <table:table-cell office:value-type="float" office:value="7.0000000000000001E-3" table:style-name="ce2">
            <text:p>0.007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-1" table:style-name="ce2">
            <text:p>-1</text:p>
          </table:table-cell>
          <table:table-cell office:value-type="float" office:value="6.7999999999999996E-3" table:style-name="ce2">
            <text:p>0.0068</text:p>
          </table:table-cell>
          <table:table-cell office:value-type="float" office:value="4.3E-3" table:style-name="ce2">
            <text:p>0.0043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7.7000000000000002E-3" table:style-name="ce2">
            <text:p>0.0077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5.1999999999999998E-3" table:style-name="ce2">
            <text:p>0.0052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-1" table:style-name="ce2">
            <text:p>-1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7.4999999999999997E-3" table:style-name="ce2">
            <text:p>0.0075</text:p>
          </table:table-cell>
          <table:table-cell office:value-type="float" office:value="5.1000000000000004E-3" table:style-name="ce2">
            <text:p>0.0051</text:p>
          </table:table-cell>
          <table:table-cell table:number-columns-repeated="16326"/>
        </table:table-row>
        <table:table-row table:style-name="ro1">
          <table:table-cell office:value-type="float" office:value="103048124" table:style-name="ce3">
            <text:p>10304812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0.1313" table:style-name="ce2">
            <text:p>0.131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0.12790000000000001" table:style-name="ce2">
            <text:p>0.127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5E-3" table:style-name="ce2">
            <text:p>0.0015</text:p>
          </table:table-cell>
          <table:table-cell office:value-type="float" office:value="-1" table:style-name="ce2">
            <text:p>-1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8E-3" table:style-name="ce2">
            <text:p>0.0018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8E-3" table:style-name="ce2">
            <text:p>0.0018</text:p>
          </table:table-cell>
          <table:table-cell office:value-type="float" office:value="-1" table:style-name="ce2">
            <text:p>-1</text:p>
          </table:table-cell>
          <table:table-cell office:value-type="float" office:value="1.9E-3" table:style-name="ce2">
            <text:p>0.0019</text:p>
          </table:table-cell>
          <table:table-cell office:value-type="float" office:value="0.11" table:style-name="ce2">
            <text:p>0.1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-1" table:style-name="ce2">
            <text:p>-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8E-3" table:style-name="ce2">
            <text:p>0.0018</text:p>
          </table:table-cell>
          <table:table-cell office:value-type="float" office:value="0.22539999999999999" table:style-name="ce2">
            <text:p>0.2254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8E-3" table:style-name="ce2">
            <text:p>0.0018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2.8E-3" table:style-name="ce2">
            <text:p>0.0028</text:p>
          </table:table-cell>
          <table:table-cell table:number-columns-repeated="16326"/>
        </table:table-row>
        <table:table-row table:style-name="ro1">
          <table:table-cell office:value-type="float" office:value="103060006" table:style-name="ce3">
            <text:p>103060006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6.6000000000000003E-2" table:style-name="ce2">
            <text:p>0.066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5E-3" table:style-name="ce2">
            <text:p>0.0015</text:p>
          </table:table-cell>
          <table:table-cell office:value-type="float" office:value="6.9500000000000006E-2" table:style-name="ce2">
            <text:p>0.069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0.4103" table:style-name="ce2">
            <text:p>0.410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E-3" table:style-name="ce2">
            <text:p>0.00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9.2299999999999993E-2" table:style-name="ce2">
            <text:p>0.0923</text:p>
          </table:table-cell>
          <table:table-cell office:value-type="float" office:value="1.8E-3" table:style-name="ce2">
            <text:p>0.0018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0.15939999999999999" table:style-name="ce2">
            <text:p>0.159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9E-3" table:style-name="ce2">
            <text:p>0.0019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table:number-columns-repeated="16326"/>
        </table:table-row>
        <table:table-row table:style-name="ro1">
          <table:table-cell office:value-type="float" office:value="103062206" table:style-name="ce3">
            <text:p>103062206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8.14E-2" table:style-name="ce2">
            <text:p>0.081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1.9E-3" table:style-name="ce2">
            <text:p>0.0019</text:p>
          </table:table-cell>
          <table:table-cell office:value-type="float" office:value="1.4E-3" table:style-name="ce2">
            <text:p>0.0014</text:p>
          </table:table-cell>
          <table:table-cell office:value-type="float" office:value="1.9E-3" table:style-name="ce2">
            <text:p>0.0019</text:p>
          </table:table-cell>
          <table:table-cell office:value-type="float" office:value="7.9699999999999993E-2" table:style-name="ce2">
            <text:p>0.0797</text:p>
          </table:table-cell>
          <table:table-cell office:value-type="float" office:value="2E-3" table:style-name="ce2">
            <text:p>0.002</text:p>
          </table:table-cell>
          <table:table-cell office:value-type="float" office:value="1.5E-3" table:style-name="ce2">
            <text:p>0.0015</text:p>
          </table:table-cell>
          <table:table-cell office:value-type="float" office:value="6.3E-3" table:style-name="ce2">
            <text:p>0.0063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4E-3" table:style-name="ce2">
            <text:p>0.0014</text:p>
          </table:table-cell>
          <table:table-cell office:value-type="float" office:value="9.4000000000000004E-3" table:style-name="ce2">
            <text:p>0.009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6.4699999999999994E-2" table:style-name="ce2">
            <text:p>0.0647</text:p>
          </table:table-cell>
          <table:table-cell office:value-type="float" office:value="1.8E-3" table:style-name="ce2">
            <text:p>0.0018</text:p>
          </table:table-cell>
          <table:table-cell office:value-type="float" office:value="0.01" table:style-name="ce2">
            <text:p>0.01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222" table:style-name="ce2">
            <text:p>0.222</text:p>
          </table:table-cell>
          <table:table-cell office:value-type="float" office:value="0.18679999999999999" table:style-name="ce2">
            <text:p>0.1868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E-3" table:style-name="ce2">
            <text:p>0.002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table:number-columns-repeated="16326"/>
        </table:table-row>
        <table:table-row table:style-name="ro1">
          <table:table-cell office:value-type="float" office:value="103070012" table:style-name="ce3">
            <text:p>103070012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8.09E-2" table:style-name="ce2">
            <text:p>0.080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8.2799999999999999E-2" table:style-name="ce2">
            <text:p>0.0828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.17630000000000001" table:style-name="ce2">
            <text:p>0.1763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1.8E-3" table:style-name="ce2">
            <text:p>0.0018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2E-3" table:style-name="ce2">
            <text:p>0.002</text:p>
          </table:table-cell>
          <table:table-cell office:value-type="float" office:value="-1" table:style-name="ce2">
            <text:p>-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6.7100000000000007E-2" table:style-name="ce2">
            <text:p>0.067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-1" table:style-name="ce2">
            <text:p>-1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2364" table:style-name="ce2">
            <text:p>0.2364</text:p>
          </table:table-cell>
          <table:table-cell office:value-type="float" office:value="0.12759999999999999" table:style-name="ce2">
            <text:p>0.1276</text:p>
          </table:table-cell>
          <table:table-cell office:value-type="float" office:value="1.9E-3" table:style-name="ce2">
            <text:p>0.0019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table:number-columns-repeated="16326"/>
        </table:table-row>
        <table:table-row table:style-name="ro1">
          <table:table-cell office:value-type="float" office:value="103070031" table:style-name="ce3">
            <text:p>103070031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8.1600000000000006E-2" table:style-name="ce2">
            <text:p>0.0816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16250000000000001" table:style-name="ce2">
            <text:p>0.162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0.1186" table:style-name="ce2">
            <text:p>0.118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4.3E-3" table:style-name="ce2">
            <text:p>0.004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5E-3" table:style-name="ce2">
            <text:p>0.0015</text:p>
          </table:table-cell>
          <table:table-cell table:number-columns-repeated="16326"/>
        </table:table-row>
        <table:table-row table:style-name="ro1">
          <table:table-cell office:value-type="float" office:value="104011251" table:style-name="ce3">
            <text:p>10401125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0.3125" table:style-name="ce2">
            <text:p>0.3125</text:p>
          </table:table-cell>
          <table:table-cell office:value-type="float" office:value="1.0200000000000001E-2" table:style-name="ce2">
            <text:p>0.0102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2.3E-3" table:style-name="ce2">
            <text:p>0.002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31369999999999998" table:style-name="ce2">
            <text:p>0.3137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-1" table:style-name="ce2">
            <text:p>-1</text:p>
          </table:table-cell>
          <table:table-cell office:value-type="float" office:value="3.3E-3" table:style-name="ce2">
            <text:p>0.003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1.44E-2" table:style-name="ce2">
            <text:p>0.014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-1" table:style-name="ce2">
            <text:p>-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9.7500000000000003E-2" table:style-name="ce2">
            <text:p>0.0975</text:p>
          </table:table-cell>
          <table:table-cell office:value-type="float" office:value="-1" table:style-name="ce2">
            <text:p>-1</text:p>
          </table:table-cell>
          <table:table-cell office:value-type="float" office:value="5.3E-3" table:style-name="ce2">
            <text:p>0.005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0.3841" table:style-name="ce2">
            <text:p>0.3841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-1" table:style-name="ce2">
            <text:p>-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6E-2" table:style-name="ce2">
            <text:p>0.0276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3.3E-3" table:style-name="ce2">
            <text:p>0.003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E-3" table:style-name="ce2">
            <text:p>0.0028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5999999999999999E-3" table:style-name="ce2">
            <text:p>0.0026</text:p>
          </table:table-cell>
          <table:table-cell table:number-columns-repeated="16326"/>
        </table:table-row>
        <table:table-row table:style-name="ro1">
          <table:table-cell office:value-type="float" office:value="104020002" table:style-name="ce3">
            <text:p>104020002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7.3000000000000001E-3" table:style-name="ce2">
            <text:p>0.007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2E-3" table:style-name="ce2">
            <text:p>0.002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9E-3" table:style-name="ce2">
            <text:p>0.0019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2.8E-3" table:style-name="ce2">
            <text:p>0.002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E-3" table:style-name="ce2">
            <text:p>0.002</text:p>
          </table:table-cell>
          <table:table-cell office:value-type="float" office:value="-1" table:style-name="ce2">
            <text:p>-1</text:p>
          </table:table-cell>
          <table:table-cell office:value-type="float" office:value="1.9E-3" table:style-name="ce2">
            <text:p>0.0019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5E-3" table:style-name="ce2">
            <text:p>0.001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9E-3" table:style-name="ce2">
            <text:p>0.0019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2E-3" table:style-name="ce2">
            <text:p>0.002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-1" table:style-name="ce2">
            <text:p>-1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6999999999999999E-3" table:style-name="ce2">
            <text:p>0.0017</text:p>
          </table:table-cell>
          <table:table-cell table:number-columns-repeated="16326"/>
        </table:table-row>
        <table:table-row table:style-name="ro1">
          <table:table-cell office:value-type="float" office:value="104021103" table:style-name="ce3">
            <text:p>104021103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7.5399999999999995E-2" table:style-name="ce2">
            <text:p>0.075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5E-3" table:style-name="ce2">
            <text:p>0.0015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7.5300000000000006E-2" table:style-name="ce2">
            <text:p>0.075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0.14680000000000001" table:style-name="ce2">
            <text:p>0.146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9.4299999999999995E-2" table:style-name="ce2">
            <text:p>0.0943</text:p>
          </table:table-cell>
          <table:table-cell office:value-type="float" office:value="1.5E-3" table:style-name="ce2">
            <text:p>0.001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9E-3" table:style-name="ce2">
            <text:p>0.0019</text:p>
          </table:table-cell>
          <table:table-cell office:value-type="float" office:value="0.29630000000000001" table:style-name="ce2">
            <text:p>0.2963</text:p>
          </table:table-cell>
          <table:table-cell office:value-type="float" office:value="0.19370000000000001" table:style-name="ce2">
            <text:p>0.193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1.8E-3" table:style-name="ce2">
            <text:p>0.0018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1.4E-3" table:style-name="ce2">
            <text:p>0.0014</text:p>
          </table:table-cell>
          <table:table-cell office:value-type="float" office:value="-1" table:style-name="ce2">
            <text:p>-1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1.4E-3" table:style-name="ce2">
            <text:p>0.0014</text:p>
          </table:table-cell>
          <table:table-cell table:number-columns-repeated="16326"/>
        </table:table-row>
        <table:table-row table:style-name="ro1">
          <table:table-cell office:value-type="float" office:value="104021219" table:style-name="ce3">
            <text:p>10402121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0.1119" table:style-name="ce2">
            <text:p>0.1119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2.8E-3" table:style-name="ce2">
            <text:p>0.0028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0.10290000000000001" table:style-name="ce2">
            <text:p>0.102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7.0000000000000001E-3" table:style-name="ce2">
            <text:p>0.00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0.1242" table:style-name="ce2">
            <text:p>0.124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0.62519999999999998" table:style-name="ce2">
            <text:p>0.6252</text:p>
          </table:table-cell>
          <table:table-cell office:value-type="float" office:value="3.8E-3" table:style-name="ce2">
            <text:p>0.003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E-3" table:style-name="ce2">
            <text:p>0.00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8.4400000000000003E-2" table:style-name="ce2">
            <text:p>0.084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9.7000000000000003E-3" table:style-name="ce2">
            <text:p>0.0097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2.3E-3" table:style-name="ce2">
            <text:p>0.0023</text:p>
          </table:table-cell>
          <table:table-cell office:value-type="float" office:value="0.29949999999999999" table:style-name="ce2">
            <text:p>0.2995</text:p>
          </table:table-cell>
          <table:table-cell office:value-type="float" office:value="0.1575" table:style-name="ce2">
            <text:p>0.157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1.8E-3" table:style-name="ce2">
            <text:p>0.0018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table:number-columns-repeated="16326"/>
        </table:table-row>
        <table:table-row table:style-name="ro1">
          <table:table-cell office:value-type="float" office:value="104021229" table:style-name="ce3">
            <text:p>104021229</text:p>
          </table:table-cell>
          <table:table-cell office:value-type="float" office:value="1.5E-3" table:style-name="ce2">
            <text:p>0.0015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6.0600000000000001E-2" table:style-name="ce2">
            <text:p>0.0606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1E-3" table:style-name="ce2">
            <text:p>0.00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5E-3" table:style-name="ce2">
            <text:p>0.0015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4E-3" table:style-name="ce2">
            <text:p>0.0014</text:p>
          </table:table-cell>
          <table:table-cell office:value-type="float" office:value="0.36870000000000003" table:style-name="ce2">
            <text:p>0.368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6.0900000000000003E-2" table:style-name="ce2">
            <text:p>0.060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3.3E-3" table:style-name="ce2">
            <text:p>0.003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0.1132" table:style-name="ce2">
            <text:p>0.113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E-3" table:style-name="ce2">
            <text:p>0.00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5E-3" table:style-name="ce2">
            <text:p>0.0015</text:p>
          </table:table-cell>
          <table:table-cell table:number-columns-repeated="16326"/>
        </table:table-row>
        <table:table-row table:style-name="ro1">
          <table:table-cell office:value-type="float" office:value="104030072" table:style-name="ce3">
            <text:p>10403007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8.4699999999999998E-2" table:style-name="ce2">
            <text:p>0.0847</text:p>
          </table:table-cell>
          <table:table-cell office:value-type="float" office:value="2E-3" table:style-name="ce2">
            <text:p>0.00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7.0599999999999996E-2" table:style-name="ce2">
            <text:p>0.0706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35220000000000001" table:style-name="ce2">
            <text:p>0.3522</text:p>
          </table:table-cell>
          <table:table-cell office:value-type="float" office:value="1.9E-3" table:style-name="ce2">
            <text:p>0.0019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5E-3" table:style-name="ce2">
            <text:p>0.0015</text:p>
          </table:table-cell>
          <table:table-cell office:value-type="float" office:value="7.2499999999999995E-2" table:style-name="ce2">
            <text:p>0.0725</text:p>
          </table:table-cell>
          <table:table-cell office:value-type="float" office:value="1.9E-3" table:style-name="ce2">
            <text:p>0.0019</text:p>
          </table:table-cell>
          <table:table-cell office:value-type="float" office:value="6.7999999999999996E-3" table:style-name="ce2">
            <text:p>0.0068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0.21410000000000001" table:style-name="ce2">
            <text:p>0.2141</text:p>
          </table:table-cell>
          <table:table-cell office:value-type="float" office:value="0.11" table:style-name="ce2">
            <text:p>0.11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8E-3" table:style-name="ce2">
            <text:p>0.001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table:number-columns-repeated="16326"/>
        </table:table-row>
        <table:table-row table:style-name="ro1">
          <table:table-cell office:value-type="float" office:value="104034022" table:style-name="ce3">
            <text:p>104034022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3E-3" table:style-name="ce2">
            <text:p>0.003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0.16189999999999999" table:style-name="ce2">
            <text:p>0.161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E-3" table:style-name="ce2">
            <text:p>0.0028</text:p>
          </table:table-cell>
          <table:table-cell office:value-type="float" office:value="1.8E-3" table:style-name="ce2">
            <text:p>0.0018</text:p>
          </table:table-cell>
          <table:table-cell office:value-type="float" office:value="1.9E-3" table:style-name="ce2">
            <text:p>0.0019</text:p>
          </table:table-cell>
          <table:table-cell office:value-type="float" office:value="0.1343" table:style-name="ce2">
            <text:p>0.134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1.2699999999999999E-2" table:style-name="ce2">
            <text:p>0.01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8.0999999999999996E-3" table:style-name="ce2">
            <text:p>0.0081</text:p>
          </table:table-cell>
          <table:table-cell office:value-type="float" office:value="0.13950000000000001" table:style-name="ce2">
            <text:p>0.139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9E-3" table:style-name="ce2">
            <text:p>0.0019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78559999999999997" table:style-name="ce2">
            <text:p>0.7856</text:p>
          </table:table-cell>
          <table:table-cell office:value-type="float" office:value="-1" table:style-name="ce2">
            <text:p>-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8E-3" table:style-name="ce2">
            <text:p>0.0028</text:p>
          </table:table-cell>
          <table:table-cell office:value-type="float" office:value="2.8E-3" table:style-name="ce2">
            <text:p>0.0028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0.16020000000000001" table:style-name="ce2">
            <text:p>0.160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8.5000000000000006E-3" table:style-name="ce2">
            <text:p>0.0085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-1" table:style-name="ce2">
            <text:p>-1</text:p>
          </table:table-cell>
          <table:table-cell office:value-type="float" office:value="0.24859999999999999" table:style-name="ce2">
            <text:p>0.248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3E-3" table:style-name="ce2">
            <text:p>0.002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table:number-columns-repeated="16326"/>
        </table:table-row>
        <table:table-row table:style-name="ro1">
          <table:table-cell office:value-type="float" office:value="104062113" table:style-name="ce3">
            <text:p>104062113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3E-3" table:style-name="ce2">
            <text:p>0.003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1092" table:style-name="ce2">
            <text:p>1.1092</text:p>
          </table:table-cell>
          <table:table-cell office:value-type="float" office:value="1.7500000000000002E-2" table:style-name="ce2">
            <text:p>0.0175</text:p>
          </table:table-cell>
          <table:table-cell office:value-type="float" office:value="1.2800000000000001E-2" table:style-name="ce2">
            <text:p>0.01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0.94720000000000004" table:style-name="ce2">
            <text:p>0.9472</text:p>
          </table:table-cell>
          <table:table-cell office:value-type="float" office:value="5.3E-3" table:style-name="ce2">
            <text:p>0.0053</text:p>
          </table:table-cell>
          <table:table-cell office:value-type="float" office:value="3.8E-3" table:style-name="ce2">
            <text:p>0.003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8E-3" table:style-name="ce2">
            <text:p>0.0038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3E-3" table:style-name="ce2">
            <text:p>0.003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4.3E-3" table:style-name="ce2">
            <text:p>0.0043</text:p>
          </table:table-cell>
          <table:table-cell office:value-type="float" office:value="2.8E-3" table:style-name="ce2">
            <text:p>0.00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1399999999999999E-2" table:style-name="ce2">
            <text:p>0.0414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9128999999999996" table:style-name="ce2">
            <text:p>4.9129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2.8E-3" table:style-name="ce2">
            <text:p>0.0028</text:p>
          </table:table-cell>
          <table:table-cell office:value-type="float" office:value="-1" table:style-name="ce2">
            <text:p>-1</text:p>
          </table:table-cell>
          <table:table-cell office:value-type="float" office:value="0.95669999999999999" table:style-name="ce2">
            <text:p>0.9567</text:p>
          </table:table-cell>
          <table:table-cell office:value-type="float" office:value="7.6E-3" table:style-name="ce2">
            <text:p>0.0076</text:p>
          </table:table-cell>
          <table:table-cell office:value-type="float" office:value="4.8300000000000003E-2" table:style-name="ce2">
            <text:p>0.0483</text:p>
          </table:table-cell>
          <table:table-cell office:value-type="float" office:value="4.3E-3" table:style-name="ce2">
            <text:p>0.0043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831" table:style-name="ce2">
            <text:p>3.0831</text:p>
          </table:table-cell>
          <table:table-cell office:value-type="float" office:value="1.7221" table:style-name="ce2">
            <text:p>1.722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8E-3" table:style-name="ce2">
            <text:p>0.0028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0999999999999999E-3" table:style-name="ce2">
            <text:p>0.0031</text:p>
          </table:table-cell>
          <table:table-cell table:number-columns-repeated="16326"/>
        </table:table-row>
        <table:table-row table:style-name="ro1">
          <table:table-cell office:value-type="float" office:value="104062120" table:style-name="ce3">
            <text:p>104062120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2.8E-3" table:style-name="ce2">
            <text:p>0.0028</text:p>
          </table:table-cell>
          <table:table-cell office:value-type="float" office:value="1.5E-3" table:style-name="ce2">
            <text:p>0.0015</text:p>
          </table:table-cell>
          <table:table-cell office:value-type="float" office:value="2.3E-3" table:style-name="ce2">
            <text:p>0.0023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.3E-3" table:style-name="ce2">
            <text:p>0.004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6.3E-3" table:style-name="ce2">
            <text:p>0.006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4.3E-3" table:style-name="ce2">
            <text:p>0.0043</text:p>
          </table:table-cell>
          <table:table-cell office:value-type="float" office:value="-1" table:style-name="ce2">
            <text:p>-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1.9E-3" table:style-name="ce2">
            <text:p>0.0019</text:p>
          </table:table-cell>
          <table:table-cell office:value-type="float" office:value="5.3E-3" table:style-name="ce2">
            <text:p>0.0053</text:p>
          </table:table-cell>
          <table:table-cell office:value-type="float" office:value="0.14280000000000001" table:style-name="ce2">
            <text:p>0.1428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-1" table:style-name="ce2">
            <text:p>-1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" table:style-name="ce2">
            <text:p>-1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-1" table:style-name="ce2">
            <text:p>-1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7.6E-3" table:style-name="ce2">
            <text:p>0.0076</text:p>
          </table:table-cell>
          <table:table-cell office:value-type="float" office:value="-1" table:style-name="ce2">
            <text:p>-1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-1" table:style-name="ce2">
            <text:p>-1</text:p>
          </table:table-cell>
          <table:table-cell office:value-type="float" office:value="4.3E-3" table:style-name="ce2">
            <text:p>0.0043</text:p>
          </table:table-cell>
          <table:table-cell office:value-type="float" office:value="-1" table:style-name="ce2">
            <text:p>-1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6.8999999999999999E-3" table:style-name="ce2">
            <text:p>0.0069</text:p>
          </table:table-cell>
          <table:table-cell office:value-type="float" office:value="-1" table:style-name="ce2">
            <text:p>-1</text:p>
          </table:table-cell>
          <table:table-cell office:value-type="float" office:value="3.8999999999999998E-3" table:style-name="ce2">
            <text:p>0.0039</text:p>
          </table:table-cell>
          <table:table-cell table:number-columns-repeated="16326"/>
        </table:table-row>
        <table:table-row table:style-name="ro1">
          <table:table-cell office:value-type="float" office:value="104062121" table:style-name="ce3">
            <text:p>10406212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3E-3" table:style-name="ce2">
            <text:p>0.003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0.67369999999999997" table:style-name="ce2">
            <text:p>0.6737</text:p>
          </table:table-cell>
          <table:table-cell office:value-type="float" office:value="6.7999999999999996E-3" table:style-name="ce2">
            <text:p>0.0068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0.69710000000000005" table:style-name="ce2">
            <text:p>0.6971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.8E-3" table:style-name="ce2">
            <text:p>0.0028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1800000000000002E-2" table:style-name="ce2">
            <text:p>0.0318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" table:style-name="ce2">
            <text:p>-1</text:p>
          </table:table-cell>
          <table:table-cell office:value-type="float" office:value="7.7000000000000002E-3" table:style-name="ce2">
            <text:p>0.0077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6.8999999999999999E-3" table:style-name="ce2">
            <text:p>0.0069</text:p>
          </table:table-cell>
          <table:table-cell office:value-type="float" office:value="0.86480000000000001" table:style-name="ce2">
            <text:p>0.8648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3.61E-2" table:style-name="ce2">
            <text:p>0.0361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3E-3" table:style-name="ce2">
            <text:p>0.0043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2770000000000001" table:style-name="ce2">
            <text:p>2.277</text:p>
          </table:table-cell>
          <table:table-cell office:value-type="float" office:value="1.4436" table:style-name="ce2">
            <text:p>1.4436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3E-3" table:style-name="ce2">
            <text:p>0.0033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8E-3" table:style-name="ce2">
            <text:p>0.0028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2000000000000002E-3" table:style-name="ce2">
            <text:p>0.0032</text:p>
          </table:table-cell>
          <table:table-cell table:number-columns-repeated="16326"/>
        </table:table-row>
        <table:table-row table:style-name="ro1">
          <table:table-cell office:value-type="float" office:value="104062125" table:style-name="ce3">
            <text:p>104062125</text:p>
          </table:table-cell>
          <table:table-cell office:value-type="float" office:value="1.0500000000000001E-2" table:style-name="ce2">
            <text:p>0.0105</text:p>
          </table:table-cell>
          <table:table-cell office:value-type="float" office:value="6.6E-3" table:style-name="ce2">
            <text:p>0.0066</text:p>
          </table:table-cell>
          <table:table-cell office:value-type="float" office:value="6.4000000000000003E-3" table:style-name="ce2">
            <text:p>0.0064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5.3E-3" table:style-name="ce2">
            <text:p>0.0053</text:p>
          </table:table-cell>
          <table:table-cell office:value-type="float" office:value="5" table:style-name="ce2">
            <text:p>5</text:p>
          </table:table-cell>
          <table:table-cell office:value-type="float" office:value="0.12039999999999999" table:style-name="ce2">
            <text:p>0.1204</text:p>
          </table:table-cell>
          <table:table-cell office:value-type="float" office:value="8.5599999999999996E-2" table:style-name="ce2">
            <text:p>0.0856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5" table:style-name="ce2">
            <text:p>5</text:p>
          </table:table-cell>
          <table:table-cell office:value-type="float" office:value="1.8700000000000001E-2" table:style-name="ce2">
            <text:p>0.0187</text:p>
          </table:table-cell>
          <table:table-cell office:value-type="float" office:value="1.1900000000000001E-2" table:style-name="ce2">
            <text:p>0.0119</text:p>
          </table:table-cell>
          <table:table-cell office:value-type="float" office:value="0.50149999999999995" table:style-name="ce2">
            <text:p>0.5015</text:p>
          </table:table-cell>
          <table:table-cell office:value-type="float" office:value="1.24E-2" table:style-name="ce2">
            <text:p>0.0124</text:p>
          </table:table-cell>
          <table:table-cell office:value-type="float" office:value="8.2000000000000007E-3" table:style-name="ce2">
            <text:p>0.0082</text:p>
          </table:table-cell>
          <table:table-cell office:value-type="float" office:value="2.1399999999999999E-2" table:style-name="ce2">
            <text:p>0.0214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8.5000000000000006E-3" table:style-name="ce2">
            <text:p>0.0085</text:p>
          </table:table-cell>
          <table:table-cell office:value-type="float" office:value="1.5800000000000002E-2" table:style-name="ce2">
            <text:p>0.0158</text:p>
          </table:table-cell>
          <table:table-cell office:value-type="float" office:value="7.3000000000000001E-3" table:style-name="ce2">
            <text:p>0.0073</text:p>
          </table:table-cell>
          <table:table-cell office:value-type="float" office:value="8.8000000000000005E-3" table:style-name="ce2">
            <text:p>0.0088</text:p>
          </table:table-cell>
          <table:table-cell office:value-type="float" office:value="7.7999999999999996E-3" table:style-name="ce2">
            <text:p>0.0078</text:p>
          </table:table-cell>
          <table:table-cell office:value-type="float" office:value="1.95E-2" table:style-name="ce2">
            <text:p>0.0195</text:p>
          </table:table-cell>
          <table:table-cell office:value-type="float" office:value="3.3E-3" table:style-name="ce2">
            <text:p>0.0033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0.14510000000000001" table:style-name="ce2">
            <text:p>0.1451</text:p>
          </table:table-cell>
          <table:table-cell office:value-type="float" office:value="3.0300000000000001E-2" table:style-name="ce2">
            <text:p>0.0303</text:p>
          </table:table-cell>
          <table:table-cell office:value-type="float" office:value="1.8200000000000001E-2" table:style-name="ce2">
            <text:p>0.0182</text:p>
          </table:table-cell>
          <table:table-cell office:value-type="float" office:value="-1" table:style-name="ce2">
            <text:p>-1</text:p>
          </table:table-cell>
          <table:table-cell office:value-type="float" office:value="4.3400000000000001E-2" table:style-name="ce2">
            <text:p>0.0434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9.9000000000000008E-3" table:style-name="ce2">
            <text:p>0.0099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0.2029" table:style-name="ce2">
            <text:p>0.2029</text:p>
          </table:table-cell>
          <table:table-cell office:value-type="float" office:value="-1" table:style-name="ce2">
            <text:p>-1</text:p>
          </table:table-cell>
          <table:table-cell office:value-type="float" office:value="1.77E-2" table:style-name="ce2">
            <text:p>0.0177</text:p>
          </table:table-cell>
          <table:table-cell office:value-type="float" office:value="9.1999999999999998E-3" table:style-name="ce2">
            <text:p>0.0092</text:p>
          </table:table-cell>
          <table:table-cell office:value-type="float" office:value="8.2000000000000007E-3" table:style-name="ce2">
            <text:p>0.0082</text:p>
          </table:table-cell>
          <table:table-cell office:value-type="float" office:value="9.1000000000000004E-3" table:style-name="ce2">
            <text:p>0.0091</text:p>
          </table:table-cell>
          <table:table-cell office:value-type="float" office:value="1.01E-2" table:style-name="ce2">
            <text:p>0.0101</text:p>
          </table:table-cell>
          <table:table-cell office:value-type="float" office:value="5" table:style-name="ce2">
            <text:p>5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7.7000000000000002E-3" table:style-name="ce2">
            <text:p>0.0077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5.33E-2" table:style-name="ce2">
            <text:p>0.0533</text:p>
          </table:table-cell>
          <table:table-cell office:value-type="float" office:value="1.3100000000000001E-2" table:style-name="ce2">
            <text:p>0.0131</text:p>
          </table:table-cell>
          <table:table-cell office:value-type="float" office:value="7.3000000000000001E-3" table:style-name="ce2">
            <text:p>0.0073</text:p>
          </table:table-cell>
          <table:table-cell office:value-type="float" office:value="7.4999999999999997E-3" table:style-name="ce2">
            <text:p>0.0075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7.7000000000000002E-3" table:style-name="ce2">
            <text:p>0.0077</text:p>
          </table:table-cell>
          <table:table-cell office:value-type="float" office:value="9.1999999999999998E-3" table:style-name="ce2">
            <text:p>0.0092</text:p>
          </table:table-cell>
          <table:table-cell office:value-type="float" office:value="1.34E-2" table:style-name="ce2">
            <text:p>0.0134</text:p>
          </table:table-cell>
          <table:table-cell table:number-columns-repeated="16326"/>
        </table:table-row>
        <table:table-row table:style-name="ro1">
          <table:table-cell office:value-type="float" office:value="104062126" table:style-name="ce3">
            <text:p>104062126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office:value-type="string" table:style-name="ce2">
            <text:p>fail</text:p>
          </table:table-cell>
          <table:table-cell table:number-columns-repeated="16326"/>
        </table:table-row>
        <table:table-row table:style-name="ro1">
          <table:table-cell office:value-type="float" office:value="104062128" table:style-name="ce3">
            <text:p>10406212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E-3" table:style-name="ce2">
            <text:p>0.0028</text:p>
          </table:table-cell>
          <table:table-cell office:value-type="float" office:value="2.8E-3" table:style-name="ce2">
            <text:p>0.0028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12670000000000001" table:style-name="ce2">
            <text:p>0.1267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8.6E-3" table:style-name="ce2">
            <text:p>0.0086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E-3" table:style-name="ce2">
            <text:p>0.0028</text:p>
          </table:table-cell>
          <table:table-cell office:value-type="float" office:value="2.3E-3" table:style-name="ce2">
            <text:p>0.0023</text:p>
          </table:table-cell>
          <table:table-cell office:value-type="float" office:value="6.7999999999999996E-3" table:style-name="ce2">
            <text:p>0.0068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0.45669999999999999" table:style-name="ce2">
            <text:p>0.456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3E-3" table:style-name="ce2">
            <text:p>0.003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8E-3" table:style-name="ce2">
            <text:p>0.0028</text:p>
          </table:table-cell>
          <table:table-cell office:value-type="float" office:value="9.3899999999999997E-2" table:style-name="ce2">
            <text:p>0.093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0.27739999999999998" table:style-name="ce2">
            <text:p>0.2774</text:p>
          </table:table-cell>
          <table:table-cell office:value-type="float" office:value="0.1431" table:style-name="ce2">
            <text:p>0.1431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2.8E-3" table:style-name="ce2">
            <text:p>0.0028</text:p>
          </table:table-cell>
          <table:table-cell office:value-type="float" office:value="2.0999999999999999E-3" table:style-name="ce2">
            <text:p>0.0021</text:p>
          </table:table-cell>
          <table:table-cell table:number-columns-repeated="16326"/>
        </table:table-row>
        <table:table-row table:style-name="ro1">
          <table:table-cell office:value-type="float" office:value="104062131" table:style-name="ce3">
            <text:p>104062131</text:p>
          </table:table-cell>
          <table:table-cell office:value-type="float" office:value="1.4E-3" table:style-name="ce2">
            <text:p>0.0014</text:p>
          </table:table-cell>
          <table:table-cell office:value-type="float" office:value="1.8E-3" table:style-name="ce2">
            <text:p>0.0018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0.12189999999999999" table:style-name="ce2">
            <text:p>0.121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0.104" table:style-name="ce2">
            <text:p>0.10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8E-3" table:style-name="ce2">
            <text:p>0.0018</text:p>
          </table:table-cell>
          <table:table-cell office:value-type="float" office:value="1.0800000000000001E-2" table:style-name="ce2">
            <text:p>0.0108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47710000000000002" table:style-name="ce2">
            <text:p>0.4771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0.13159999999999999" table:style-name="ce2">
            <text:p>0.1316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8.5000000000000006E-3" table:style-name="ce2">
            <text:p>0.008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32619999999999999" table:style-name="ce2">
            <text:p>0.3262</text:p>
          </table:table-cell>
          <table:table-cell office:value-type="float" office:value="0.20269999999999999" table:style-name="ce2">
            <text:p>0.2027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table:number-columns-repeated="16326"/>
        </table:table-row>
        <table:table-row table:style-name="ro1">
          <table:table-cell office:value-type="float" office:value="104062132" table:style-name="ce3">
            <text:p>104062132</text:p>
          </table:table-cell>
          <table:table-cell office:value-type="float" office:value="2.8E-3" table:style-name="ce2">
            <text:p>0.002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9.8400000000000001E-2" table:style-name="ce2">
            <text:p>0.098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8.5300000000000001E-2" table:style-name="ce2">
            <text:p>0.085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3E-3" table:style-name="ce2">
            <text:p>0.0023</text:p>
          </table:table-cell>
          <table:table-cell office:value-type="float" office:value="7.9000000000000008E-3" table:style-name="ce2">
            <text:p>0.007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1.9E-3" table:style-name="ce2">
            <text:p>0.0019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8E-3" table:style-name="ce2">
            <text:p>0.0018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0.51070000000000004" table:style-name="ce2">
            <text:p>0.5107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8.5800000000000001E-2" table:style-name="ce2">
            <text:p>0.0858</text:p>
          </table:table-cell>
          <table:table-cell office:value-type="float" office:value="2.3E-3" table:style-name="ce2">
            <text:p>0.0023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308" table:style-name="ce2">
            <text:p>0.308</text:p>
          </table:table-cell>
          <table:table-cell office:value-type="float" office:value="0.19600000000000001" table:style-name="ce2">
            <text:p>0.19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table:number-columns-repeated="16326"/>
        </table:table-row>
        <table:table-row table:style-name="ro1">
          <table:table-cell office:value-type="float" office:value="104062133" table:style-name="ce3">
            <text:p>10406213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1066" table:style-name="ce2">
            <text:p>0.1066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13339999999999999" table:style-name="ce2">
            <text:p>0.133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-1" table:style-name="ce2">
            <text:p>-1</text:p>
          </table:table-cell>
          <table:table-cell office:value-type="float" office:value="1.9E-3" table:style-name="ce2">
            <text:p>0.0019</text:p>
          </table:table-cell>
          <table:table-cell office:value-type="float" office:value="2E-3" table:style-name="ce2">
            <text:p>0.002</text:p>
          </table:table-cell>
          <table:table-cell office:value-type="float" office:value="1.4E-3" table:style-name="ce2">
            <text:p>0.0014</text:p>
          </table:table-cell>
          <table:table-cell office:value-type="float" office:value="1.5E-3" table:style-name="ce2">
            <text:p>0.001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9.2799999999999994E-2" table:style-name="ce2">
            <text:p>0.0928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-1" table:style-name="ce2">
            <text:p>-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3654" table:style-name="ce2">
            <text:p>0.3654</text:p>
          </table:table-cell>
          <table:table-cell office:value-type="float" office:value="0.23649999999999999" table:style-name="ce2">
            <text:p>0.236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8E-3" table:style-name="ce2">
            <text:p>0.0018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table:number-columns-repeated="16326"/>
        </table:table-row>
        <table:table-row table:style-name="ro1">
          <table:table-cell office:value-type="float" office:value="104062134" table:style-name="ce3">
            <text:p>104062134</text:p>
          </table:table-cell>
          <table:table-cell office:value-type="float" office:value="9.1000000000000004E-3" table:style-name="ce2">
            <text:p>0.009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8E-3" table:style-name="ce2">
            <text:p>0.0038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.5244" table:style-name="ce2">
            <text:p>2.5244</text:p>
          </table:table-cell>
          <table:table-cell office:value-type="float" office:value="3.2899999999999999E-2" table:style-name="ce2">
            <text:p>0.0329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4.3E-3" table:style-name="ce2">
            <text:p>0.0043</text:p>
          </table:table-cell>
          <table:table-cell office:value-type="float" office:value="2.4581" table:style-name="ce2">
            <text:p>2.4581</text:p>
          </table:table-cell>
          <table:table-cell office:value-type="float" office:value="7.7999999999999996E-3" table:style-name="ce2">
            <text:p>0.0078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0.29570000000000002" table:style-name="ce2">
            <text:p>0.2957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4.3E-3" table:style-name="ce2">
            <text:p>0.0043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6.6E-3" table:style-name="ce2">
            <text:p>0.0066</text:p>
          </table:table-cell>
          <table:table-cell office:value-type="float" office:value="7.4000000000000003E-3" table:style-name="ce2">
            <text:p>0.0074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0.4672" table:style-name="ce2">
            <text:p>0.4672</text:p>
          </table:table-cell>
          <table:table-cell office:value-type="float" office:value="0.17180000000000001" table:style-name="ce2">
            <text:p>0.1718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3E-3" table:style-name="ce2">
            <text:p>0.0033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5" table:style-name="ce2">
            <text:p>5</text:p>
          </table:table-cell>
          <table:table-cell office:value-type="float" office:value="1.54E-2" table:style-name="ce2">
            <text:p>0.0154</text:p>
          </table:table-cell>
          <table:table-cell office:value-type="float" office:value="2.4199999999999999E-2" table:style-name="ce2">
            <text:p>0.024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1.24E-2" table:style-name="ce2">
            <text:p>0.0124</text:p>
          </table:table-cell>
          <table:table-cell office:value-type="float" office:value="1.9882" table:style-name="ce2">
            <text:p>1.9882</text:p>
          </table:table-cell>
          <table:table-cell office:value-type="float" office:value="7.3000000000000001E-3" table:style-name="ce2">
            <text:p>0.0073</text:p>
          </table:table-cell>
          <table:table-cell office:value-type="float" office:value="0.1893" table:style-name="ce2">
            <text:p>0.1893</text:p>
          </table:table-cell>
          <table:table-cell office:value-type="float" office:value="1.0800000000000001E-2" table:style-name="ce2">
            <text:p>0.0108</text:p>
          </table:table-cell>
          <table:table-cell office:value-type="float" office:value="9.1000000000000004E-3" table:style-name="ce2">
            <text:p>0.0091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1.6899999999999998E-2" table:style-name="ce2">
            <text:p>0.0169</text:p>
          </table:table-cell>
          <table:table-cell office:value-type="float" office:value="1.32E-2" table:style-name="ce2">
            <text:p>0.0132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8E-3" table:style-name="ce2">
            <text:p>0.0038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8.3000000000000001E-3" table:style-name="ce2">
            <text:p>0.0083</text:p>
          </table:table-cell>
          <table:table-cell office:value-type="float" office:value="4.7999999999999996E-3" table:style-name="ce2">
            <text:p>0.0048</text:p>
          </table:table-cell>
          <table:table-cell table:number-columns-repeated="16326"/>
        </table:table-row>
        <table:table-row table:style-name="ro1">
          <table:table-cell office:value-type="float" office:value="104062137" table:style-name="ce3">
            <text:p>104062137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table:number-columns-repeated="16326"/>
        </table:table-row>
        <table:table-row table:style-name="ro1">
          <table:table-cell office:value-type="float" office:value="104062201" table:style-name="ce3">
            <text:p>104062201</text:p>
          </table:table-cell>
          <table:table-cell office:value-type="float" office:value="2.3E-3" table:style-name="ce2">
            <text:p>0.002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0.1046" table:style-name="ce2">
            <text:p>0.1046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9.3200000000000005E-2" table:style-name="ce2">
            <text:p>0.093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6.8999999999999999E-3" table:style-name="ce2">
            <text:p>0.006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.1767" table:style-name="ce2">
            <text:p>0.1767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-1" table:style-name="ce2">
            <text:p>-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0.1211" table:style-name="ce2">
            <text:p>0.121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-1" table:style-name="ce2">
            <text:p>-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3E-3" table:style-name="ce2">
            <text:p>0.003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table:number-columns-repeated="16326"/>
        </table:table-row>
        <table:table-row table:style-name="ro1">
          <table:table-cell office:value-type="float" office:value="104062203" table:style-name="ce3">
            <text:p>10406220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1.2318" table:style-name="ce2">
            <text:p>1.2318</text:p>
          </table:table-cell>
          <table:table-cell office:value-type="float" office:value="1.77E-2" table:style-name="ce2">
            <text:p>0.0177</text:p>
          </table:table-cell>
          <table:table-cell office:value-type="float" office:value="1.5699999999999999E-2" table:style-name="ce2">
            <text:p>0.015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2115" table:style-name="ce2">
            <text:p>1.211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6.0699999999999997E-2" table:style-name="ce2">
            <text:p>0.060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E-3" table:style-name="ce2">
            <text:p>0.0028</text:p>
          </table:table-cell>
          <table:table-cell office:value-type="float" office:value="2.8E-3" table:style-name="ce2">
            <text:p>0.002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3E-3" table:style-name="ce2">
            <text:p>0.0033</text:p>
          </table:table-cell>
          <table:table-cell office:value-type="float" office:value="3.9699999999999999E-2" table:style-name="ce2">
            <text:p>0.0397</text:p>
          </table:table-cell>
          <table:table-cell office:value-type="float" office:value="0.17829999999999999" table:style-name="ce2">
            <text:p>0.178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5" table:style-name="ce2">
            <text:p>5</text:p>
          </table:table-cell>
          <table:table-cell office:value-type="float" office:value="-1" table:style-name="ce2">
            <text:p>-1</text:p>
          </table:table-cell>
          <table:table-cell office:value-type="float" office:value="1.03E-2" table:style-name="ce2">
            <text:p>0.0103</text:p>
          </table:table-cell>
          <table:table-cell office:value-type="float" office:value="4.3E-3" table:style-name="ce2">
            <text:p>0.0043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8.3000000000000001E-3" table:style-name="ce2">
            <text:p>0.0083</text:p>
          </table:table-cell>
          <table:table-cell office:value-type="float" office:value="1.1842999999999999" table:style-name="ce2">
            <text:p>1.1843</text:p>
          </table:table-cell>
          <table:table-cell office:value-type="float" office:value="6.4999999999999997E-3" table:style-name="ce2">
            <text:p>0.0065</text:p>
          </table:table-cell>
          <table:table-cell office:value-type="float" office:value="3.8E-3" table:style-name="ce2">
            <text:p>0.0038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0.15049999999999999" table:style-name="ce2">
            <text:p>0.1505</text:p>
          </table:table-cell>
          <table:table-cell office:value-type="float" office:value="3.5901999999999998" table:style-name="ce2">
            <text:p>3.5902</text:p>
          </table:table-cell>
          <table:table-cell office:value-type="float" office:value="1.73" table:style-name="ce2">
            <text:p>1.7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3E-3" table:style-name="ce2">
            <text:p>0.0023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0.1512" table:style-name="ce2">
            <text:p>0.1512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table:number-columns-repeated="16326"/>
        </table:table-row>
        <table:table-row table:style-name="ro1">
          <table:table-cell office:value-type="float" office:value="104062206" table:style-name="ce3">
            <text:p>104062206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0.92830000000000001" table:style-name="ce2">
            <text:p>0.9283</text:p>
          </table:table-cell>
          <table:table-cell office:value-type="float" office:value="8.8000000000000005E-3" table:style-name="ce2">
            <text:p>0.0088</text:p>
          </table:table-cell>
          <table:table-cell office:value-type="float" office:value="7.4000000000000003E-3" table:style-name="ce2">
            <text:p>0.0074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3E-3" table:style-name="ce2">
            <text:p>0.0023</text:p>
          </table:table-cell>
          <table:table-cell office:value-type="float" office:value="0.8206" table:style-name="ce2">
            <text:p>0.820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7499999999999999E-2" table:style-name="ce2">
            <text:p>0.0375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3E-3" table:style-name="ce2">
            <text:p>0.003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6799999999999999E-2" table:style-name="ce2">
            <text:p>0.0368</text:p>
          </table:table-cell>
          <table:table-cell office:value-type="float" office:value="3.3E-3" table:style-name="ce2">
            <text:p>0.003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-1" table:style-name="ce2">
            <text:p>-1</text:p>
          </table:table-cell>
          <table:table-cell office:value-type="float" office:value="3.3E-3" table:style-name="ce2">
            <text:p>0.0033</text:p>
          </table:table-cell>
          <table:table-cell office:value-type="float" office:value="5" table:style-name="ce2">
            <text:p>5</text:p>
          </table:table-cell>
          <table:table-cell office:value-type="float" office:value="1.14E-2" table:style-name="ce2">
            <text:p>0.0114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0.81779999999999997" table:style-name="ce2">
            <text:p>0.817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1199999999999999E-2" table:style-name="ce2">
            <text:p>0.0312</text:p>
          </table:table-cell>
          <table:table-cell office:value-type="float" office:value="5.1999999999999998E-3" table:style-name="ce2">
            <text:p>0.0052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4.2295999999999996" table:style-name="ce2">
            <text:p>4.2296</text:p>
          </table:table-cell>
          <table:table-cell office:value-type="float" office:value="1.6438999999999999" table:style-name="ce2">
            <text:p>1.643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9.1000000000000004E-3" table:style-name="ce2">
            <text:p>0.0091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-1" table:style-name="ce2">
            <text:p>-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4.7999999999999996E-3" table:style-name="ce2">
            <text:p>0.0048</text:p>
          </table:table-cell>
          <table:table-cell table:number-columns-repeated="16326"/>
        </table:table-row>
        <table:table-row table:style-name="ro1">
          <table:table-cell office:value-type="float" office:value="104062228" table:style-name="ce3">
            <text:p>104062228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9.4700000000000006E-2" table:style-name="ce2">
            <text:p>0.094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3E-3" table:style-name="ce2">
            <text:p>0.0023</text:p>
          </table:table-cell>
          <table:table-cell office:value-type="float" office:value="9.1600000000000001E-2" table:style-name="ce2">
            <text:p>0.0916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E-3" table:style-name="ce2">
            <text:p>0.00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5.3E-3" table:style-name="ce2">
            <text:p>0.0053</text:p>
          </table:table-cell>
          <table:table-cell office:value-type="float" office:value="0.17349999999999999" table:style-name="ce2">
            <text:p>0.173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E-3" table:style-name="ce2">
            <text:p>0.0028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50590000000000002" table:style-name="ce2">
            <text:p>0.5059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8.8400000000000006E-2" table:style-name="ce2">
            <text:p>0.088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2.3E-3" table:style-name="ce2">
            <text:p>0.0023</text:p>
          </table:table-cell>
          <table:table-cell office:value-type="float" office:value="2E-3" table:style-name="ce2">
            <text:p>0.00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0.27110000000000001" table:style-name="ce2">
            <text:p>0.2711</text:p>
          </table:table-cell>
          <table:table-cell office:value-type="float" office:value="0.14019999999999999" table:style-name="ce2">
            <text:p>0.1402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1.9E-3" table:style-name="ce2">
            <text:p>0.0019</text:p>
          </table:table-cell>
          <table:table-cell office:value-type="float" office:value="1.9E-3" table:style-name="ce2">
            <text:p>0.001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1.9E-3" table:style-name="ce2">
            <text:p>0.0019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.0999999999999999E-3" table:style-name="ce2">
            <text:p>0.0021</text:p>
          </table:table-cell>
          <table:table-cell table:number-columns-repeated="16326"/>
        </table:table-row>
        <table:table-row table:style-name="ro1">
          <table:table-cell office:value-type="float" office:value="104062232" table:style-name="ce3">
            <text:p>104062232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8E-3" table:style-name="ce2">
            <text:p>0.003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1.2809999999999999" table:style-name="ce2">
            <text:p>1.281</text:p>
          </table:table-cell>
          <table:table-cell office:value-type="float" office:value="1.8599999999999998E-2" table:style-name="ce2">
            <text:p>0.0186</text:p>
          </table:table-cell>
          <table:table-cell office:value-type="float" office:value="1.34E-2" table:style-name="ce2">
            <text:p>0.0134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1.1102000000000001" table:style-name="ce2">
            <text:p>1.1102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4.6699999999999998E-2" table:style-name="ce2">
            <text:p>0.0467</text:p>
          </table:table-cell>
          <table:table-cell office:value-type="float" office:value="3.3E-3" table:style-name="ce2">
            <text:p>0.0033</text:p>
          </table:table-cell>
          <table:table-cell office:value-type="float" office:value="3.3E-3" table:style-name="ce2">
            <text:p>0.003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3900000000000002E-2" table:style-name="ce2">
            <text:p>0.0439</text:p>
          </table:table-cell>
          <table:table-cell office:value-type="float" office:value="2E-3" table:style-name="ce2">
            <text:p>0.00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5" table:style-name="ce2">
            <text:p>5</text:p>
          </table:table-cell>
          <table:table-cell office:value-type="float" office:value="1.0999999999999999E-2" table:style-name="ce2">
            <text:p>0.011</text:p>
          </table:table-cell>
          <table:table-cell office:value-type="float" office:value="1.04E-2" table:style-name="ce2">
            <text:p>0.010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8.8999999999999999E-3" table:style-name="ce2">
            <text:p>0.0089</text:p>
          </table:table-cell>
          <table:table-cell office:value-type="float" office:value="1.4227000000000001" table:style-name="ce2">
            <text:p>1.4227</text:p>
          </table:table-cell>
          <table:table-cell office:value-type="float" office:value="8.2000000000000007E-3" table:style-name="ce2">
            <text:p>0.0082</text:p>
          </table:table-cell>
          <table:table-cell office:value-type="float" office:value="6.54E-2" table:style-name="ce2">
            <text:p>0.0654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4.3E-3" table:style-name="ce2">
            <text:p>0.004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E-3" table:style-name="ce2">
            <text:p>0.0028</text:p>
          </table:table-cell>
          <table:table-cell office:value-type="float" office:value="4.6742999999999997" table:style-name="ce2">
            <text:p>4.6743</text:p>
          </table:table-cell>
          <table:table-cell office:value-type="float" office:value="2.5912999999999999" table:style-name="ce2">
            <text:p>2.5913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3.2000000000000002E-3" table:style-name="ce2">
            <text:p>0.0032</text:p>
          </table:table-cell>
          <table:table-cell table:number-columns-repeated="16326"/>
        </table:table-row>
        <table:table-row table:style-name="ro1">
          <table:table-cell office:value-type="float" office:value="104062233" table:style-name="ce3">
            <text:p>104062233</text:p>
          </table:table-cell>
          <table:table-cell office:value-type="float" office:value="1.9E-3" table:style-name="ce2">
            <text:p>0.0019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8.6499999999999994E-2" table:style-name="ce2">
            <text:p>0.086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0.12039999999999999" table:style-name="ce2">
            <text:p>0.1204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-1" table:style-name="ce2">
            <text:p>-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50790000000000002" table:style-name="ce2">
            <text:p>0.5079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8.4500000000000006E-2" table:style-name="ce2">
            <text:p>0.0845</text:p>
          </table:table-cell>
          <table:table-cell office:value-type="float" office:value="1.4E-3" table:style-name="ce2">
            <text:p>0.0014</text:p>
          </table:table-cell>
          <table:table-cell office:value-type="float" office:value="-1" table:style-name="ce2">
            <text:p>-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20580000000000001" table:style-name="ce2">
            <text:p>0.2058</text:p>
          </table:table-cell>
          <table:table-cell office:value-type="float" office:value="2E-3" table:style-name="ce2">
            <text:p>0.002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4E-3" table:style-name="ce2">
            <text:p>0.0014</text:p>
          </table:table-cell>
          <table:table-cell table:number-columns-repeated="16326"/>
        </table:table-row>
        <table:table-row table:style-name="ro1">
          <table:table-cell office:value-type="float" office:value="104062234" table:style-name="ce3">
            <text:p>104062234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1.1868000000000001" table:style-name="ce2">
            <text:p>1.1868</text:p>
          </table:table-cell>
          <table:table-cell office:value-type="float" office:value="1.7899999999999999E-2" table:style-name="ce2">
            <text:p>0.0179</text:p>
          </table:table-cell>
          <table:table-cell office:value-type="float" office:value="1.1900000000000001E-2" table:style-name="ce2">
            <text:p>0.011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0.94810000000000005" table:style-name="ce2">
            <text:p>0.948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04" table:style-name="ce2">
            <text:p>0.04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6700000000000003E-2" table:style-name="ce2">
            <text:p>0.0367</text:p>
          </table:table-cell>
          <table:table-cell office:value-type="float" office:value="3.3E-3" table:style-name="ce2">
            <text:p>0.003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4.3E-3" table:style-name="ce2">
            <text:p>0.0043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5" table:style-name="ce2">
            <text:p>5</text:p>
          </table:table-cell>
          <table:table-cell office:value-type="float" office:value="1.03E-2" table:style-name="ce2">
            <text:p>0.0103</text:p>
          </table:table-cell>
          <table:table-cell office:value-type="float" office:value="7.4999999999999997E-3" table:style-name="ce2">
            <text:p>0.007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8E-3" table:style-name="ce2">
            <text:p>0.0038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1.2483" table:style-name="ce2">
            <text:p>1.2483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5.2699999999999997E-2" table:style-name="ce2">
            <text:p>0.0527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2.8E-3" table:style-name="ce2">
            <text:p>0.0028</text:p>
          </table:table-cell>
          <table:table-cell office:value-type="float" office:value="2.8E-3" table:style-name="ce2">
            <text:p>0.0028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4.4328000000000003" table:style-name="ce2">
            <text:p>4.4328</text:p>
          </table:table-cell>
          <table:table-cell office:value-type="float" office:value="2.2753000000000001" table:style-name="ce2">
            <text:p>2.275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3E-3" table:style-name="ce2">
            <text:p>0.0033</text:p>
          </table:table-cell>
          <table:table-cell office:value-type="float" office:value="7.7999999999999996E-3" table:style-name="ce2">
            <text:p>0.0078</text:p>
          </table:table-cell>
          <table:table-cell office:value-type="float" office:value="8.6E-3" table:style-name="ce2">
            <text:p>0.0086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3.2000000000000002E-3" table:style-name="ce2">
            <text:p>0.0032</text:p>
          </table:table-cell>
          <table:table-cell table:number-columns-repeated="16326"/>
        </table:table-row>
        <table:table-row table:style-name="ro1">
          <table:table-cell office:value-type="float" office:value="104062236" table:style-name="ce3">
            <text:p>104062236</text:p>
          </table:table-cell>
          <table:table-cell office:value-type="float" office:value="1.4E-3" table:style-name="ce2">
            <text:p>0.0014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0.104" table:style-name="ce2">
            <text:p>0.104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12970000000000001" table:style-name="ce2">
            <text:p>0.1297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6.3E-3" table:style-name="ce2">
            <text:p>0.0063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9.5999999999999992E-3" table:style-name="ce2">
            <text:p>0.0096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-1" table:style-name="ce2">
            <text:p>-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8E-3" table:style-name="ce2">
            <text:p>0.001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0.1237" table:style-name="ce2">
            <text:p>0.1237</text:p>
          </table:table-cell>
          <table:table-cell office:value-type="float" office:value="1.9E-3" table:style-name="ce2">
            <text:p>0.0019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42209999999999998" table:style-name="ce2">
            <text:p>0.4221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table:number-columns-repeated="16326"/>
        </table:table-row>
        <table:table-row table:style-name="ro1">
          <table:table-cell office:value-type="float" office:value="104062238" table:style-name="ce3">
            <text:p>104062238</text:p>
          </table:table-cell>
          <table:table-cell office:value-type="float" office:value="2.8E-3" table:style-name="ce2">
            <text:p>0.0028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8.5699999999999998E-2" table:style-name="ce2">
            <text:p>0.085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3E-3" table:style-name="ce2">
            <text:p>0.0023</text:p>
          </table:table-cell>
          <table:table-cell office:value-type="float" office:value="0.1449" table:style-name="ce2">
            <text:p>0.144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0.1366" table:style-name="ce2">
            <text:p>0.1366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E-3" table:style-name="ce2">
            <text:p>0.0028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0.1404" table:style-name="ce2">
            <text:p>0.1404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-1" table:style-name="ce2">
            <text:p>-1</text:p>
          </table:table-cell>
          <table:table-cell office:value-type="float" office:value="3.27E-2" table:style-name="ce2">
            <text:p>0.0327</text:p>
          </table:table-cell>
          <table:table-cell office:value-type="float" office:value="-1" table:style-name="ce2">
            <text:p>-1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17269999999999999" table:style-name="ce2">
            <text:p>0.17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9.8900000000000002E-2" table:style-name="ce2">
            <text:p>0.0989</text:p>
          </table:table-cell>
          <table:table-cell office:value-type="float" office:value="2.8E-3" table:style-name="ce2">
            <text:p>0.0028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E-3" table:style-name="ce2">
            <text:p>0.002</text:p>
          </table:table-cell>
          <table:table-cell office:value-type="float" office:value="0.1384" table:style-name="ce2">
            <text:p>0.1384</text:p>
          </table:table-cell>
          <table:table-cell office:value-type="float" office:value="0.35270000000000001" table:style-name="ce2">
            <text:p>0.3527</text:p>
          </table:table-cell>
          <table:table-cell office:value-type="float" office:value="-1" table:style-name="ce2">
            <text:p>-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3E-3" table:style-name="ce2">
            <text:p>0.003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1673" table:style-name="ce2">
            <text:p>0.167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0.14630000000000001" table:style-name="ce2">
            <text:p>0.146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8E-3" table:style-name="ce2">
            <text:p>0.0028</text:p>
          </table:table-cell>
          <table:table-cell table:number-columns-repeated="16326"/>
        </table:table-row>
        <table:table-row table:style-name="ro1">
          <table:table-cell office:value-type="float" office:value="104062261" table:style-name="ce3">
            <text:p>10406226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7.3099999999999998E-2" table:style-name="ce2">
            <text:p>0.073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E-3" table:style-name="ce2">
            <text:p>0.001</text:p>
          </table:table-cell>
          <table:table-cell office:value-type="float" office:value="0.106" table:style-name="ce2">
            <text:p>0.106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1.4E-3" table:style-name="ce2">
            <text:p>0.001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8E-3" table:style-name="ce2">
            <text:p>0.0018</text:p>
          </table:table-cell>
          <table:table-cell office:value-type="float" office:value="1.5E-3" table:style-name="ce2">
            <text:p>0.0015</text:p>
          </table:table-cell>
          <table:table-cell office:value-type="float" office:value="1.8E-3" table:style-name="ce2">
            <text:p>0.0018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4E-3" table:style-name="ce2">
            <text:p>0.001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4E-3" table:style-name="ce2">
            <text:p>0.0014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7.7399999999999997E-2" table:style-name="ce2">
            <text:p>0.077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28739999999999999" table:style-name="ce2">
            <text:p>0.2874</text:p>
          </table:table-cell>
          <table:table-cell office:value-type="float" office:value="0.18260000000000001" table:style-name="ce2">
            <text:p>0.1826</text:p>
          </table:table-cell>
          <table:table-cell office:value-type="float" office:value="1.5E-3" table:style-name="ce2">
            <text:p>0.001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5E-3" table:style-name="ce2">
            <text:p>0.0015</text:p>
          </table:table-cell>
          <table:table-cell office:value-type="float" office:value="0.14630000000000001" table:style-name="ce2">
            <text:p>0.146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table:number-columns-repeated="16326"/>
        </table:table-row>
        <table:table-row table:style-name="ro1">
          <table:table-cell office:value-type="float" office:value="104062271" table:style-name="ce3">
            <text:p>104062271</text:p>
          </table:table-cell>
          <table:table-cell office:value-type="float" office:value="4.3E-3" table:style-name="ce2">
            <text:p>0.0043</text:p>
          </table:table-cell>
          <table:table-cell office:value-type="float" office:value="4.3E-3" table:style-name="ce2">
            <text:p>0.004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14360000000000001" table:style-name="ce2">
            <text:p>0.1436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1439" table:style-name="ce2">
            <text:p>0.143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3.8E-3" table:style-name="ce2">
            <text:p>0.0038</text:p>
          </table:table-cell>
          <table:table-cell office:value-type="float" office:value="7.6E-3" table:style-name="ce2">
            <text:p>0.007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0.13350000000000001" table:style-name="ce2">
            <text:p>0.1335</text:p>
          </table:table-cell>
          <table:table-cell office:value-type="float" office:value="4.3E-3" table:style-name="ce2">
            <text:p>0.0043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E-3" table:style-name="ce2">
            <text:p>0.0023</text:p>
          </table:table-cell>
          <table:table-cell office:value-type="float" office:value="0.40920000000000001" table:style-name="ce2">
            <text:p>0.4092</text:p>
          </table:table-cell>
          <table:table-cell office:value-type="float" office:value="0.22939999999999999" table:style-name="ce2">
            <text:p>0.229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table:number-columns-repeated="16326"/>
        </table:table-row>
        <table:table-row table:style-name="ro1">
          <table:table-cell office:value-type="float" office:value="104062310" table:style-name="ce3">
            <text:p>104062310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8E-3" table:style-name="ce2">
            <text:p>0.003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-1" table:style-name="ce2">
            <text:p>-1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3.8E-3" table:style-name="ce2">
            <text:p>0.0038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-1" table:style-name="ce2">
            <text:p>-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7.4000000000000003E-3" table:style-name="ce2">
            <text:p>0.007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3E-3" table:style-name="ce2">
            <text:p>0.0033</text:p>
          </table:table-cell>
          <table:table-cell office:value-type="float" office:value="9.7999999999999997E-3" table:style-name="ce2">
            <text:p>0.0098</text:p>
          </table:table-cell>
          <table:table-cell office:value-type="float" office:value="0.1467" table:style-name="ce2">
            <text:p>0.1467</text:p>
          </table:table-cell>
          <table:table-cell office:value-type="float" office:value="3.3E-3" table:style-name="ce2">
            <text:p>0.003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0.69730000000000003" table:style-name="ce2">
            <text:p>0.6973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-1" table:style-name="ce2">
            <text:p>-1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7.4999999999999997E-3" table:style-name="ce2">
            <text:p>0.0075</text:p>
          </table:table-cell>
          <table:table-cell office:value-type="float" office:value="-1" table:style-name="ce2">
            <text:p>-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8E-3" table:style-name="ce2">
            <text:p>0.0028</text:p>
          </table:table-cell>
          <table:table-cell office:value-type="float" office:value="2.8E-3" table:style-name="ce2">
            <text:p>0.002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0.37330000000000002" table:style-name="ce2">
            <text:p>0.3733</text:p>
          </table:table-cell>
          <table:table-cell office:value-type="float" office:value="0.19020000000000001" table:style-name="ce2">
            <text:p>0.190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E-3" table:style-name="ce2">
            <text:p>0.0028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table:number-columns-repeated="16326"/>
        </table:table-row>
        <table:table-row table:style-name="ro1">
          <table:table-cell office:value-type="float" office:value="104062316" table:style-name="ce3">
            <text:p>104062316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E-3" table:style-name="ce2">
            <text:p>0.0028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3.3E-3" table:style-name="ce2">
            <text:p>0.003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-1" table:style-name="ce2">
            <text:p>-1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3E-3" table:style-name="ce2">
            <text:p>0.0033</text:p>
          </table:table-cell>
          <table:table-cell office:value-type="float" office:value="3.3E-3" table:style-name="ce2">
            <text:p>0.003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-1" table:style-name="ce2">
            <text:p>-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3E-3" table:style-name="ce2">
            <text:p>0.003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30009999999999998" table:style-name="ce2">
            <text:p>0.300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8E-3" table:style-name="ce2">
            <text:p>0.00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table:number-columns-repeated="16326"/>
        </table:table-row>
        <table:table-row table:style-name="ro1">
          <table:table-cell office:value-type="float" office:value="104062321" table:style-name="ce3">
            <text:p>10406232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3.8E-3" table:style-name="ce2">
            <text:p>0.0038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4.3E-3" table:style-name="ce2">
            <text:p>0.004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3E-3" table:style-name="ce2">
            <text:p>0.003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E-3" table:style-name="ce2">
            <text:p>0.0023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E-3" table:style-name="ce2">
            <text:p>0.0028</text:p>
          </table:table-cell>
          <table:table-cell office:value-type="float" office:value="5.8999999999999999E-3" table:style-name="ce2">
            <text:p>0.0059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2000000000000001E-3" table:style-name="ce2">
            <text:p>0.0022</text:p>
          </table:table-cell>
          <table:table-cell table:number-columns-repeated="16326"/>
        </table:table-row>
        <table:table-row table:style-name="ro1">
          <table:table-cell office:value-type="float" office:value="104062324" table:style-name="ce3">
            <text:p>104062324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0.15340000000000001" table:style-name="ce2">
            <text:p>0.153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0.17030000000000001" table:style-name="ce2">
            <text:p>0.1703</text:p>
          </table:table-cell>
          <table:table-cell office:value-type="float" office:value="4.3E-3" table:style-name="ce2">
            <text:p>0.0043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0.14630000000000001" table:style-name="ce2">
            <text:p>0.146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-1" table:style-name="ce2">
            <text:p>-1</text:p>
          </table:table-cell>
          <table:table-cell office:value-type="float" office:value="0.1258" table:style-name="ce2">
            <text:p>0.1258</text:p>
          </table:table-cell>
          <table:table-cell office:value-type="float" office:value="2.3E-3" table:style-name="ce2">
            <text:p>0.0023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3.3E-3" table:style-name="ce2">
            <text:p>0.003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.13650000000000001" table:style-name="ce2">
            <text:p>0.1365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.1429" table:style-name="ce2">
            <text:p>0.1429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0.14360000000000001" table:style-name="ce2">
            <text:p>0.1436</text:p>
          </table:table-cell>
          <table:table-cell office:value-type="float" office:value="0.17269999999999999" table:style-name="ce2">
            <text:p>0.1727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3E-3" table:style-name="ce2">
            <text:p>0.0033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0.1409" table:style-name="ce2">
            <text:p>0.1409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999999999999998E-3" table:style-name="ce2">
            <text:p>0.0029</text:p>
          </table:table-cell>
          <table:table-cell table:number-columns-repeated="16326"/>
        </table:table-row>
        <table:table-row table:style-name="ro1">
          <table:table-cell office:value-type="float" office:value="104062327" table:style-name="ce3">
            <text:p>104062327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78220000000000001" table:style-name="ce2">
            <text:p>0.7822</text:p>
          </table:table-cell>
          <table:table-cell office:value-type="float" office:value="7.9000000000000008E-3" table:style-name="ce2">
            <text:p>0.0079</text:p>
          </table:table-cell>
          <table:table-cell office:value-type="float" office:value="6.1999999999999998E-3" table:style-name="ce2">
            <text:p>0.0062</text:p>
          </table:table-cell>
          <table:table-cell office:value-type="float" office:value="2E-3" table:style-name="ce2">
            <text:p>0.002</text:p>
          </table:table-cell>
          <table:table-cell office:value-type="float" office:value="2.3E-3" table:style-name="ce2">
            <text:p>0.0023</text:p>
          </table:table-cell>
          <table:table-cell office:value-type="float" office:value="0.93120000000000003" table:style-name="ce2">
            <text:p>0.9312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5.6500000000000002E-2" table:style-name="ce2">
            <text:p>0.0565</text:p>
          </table:table-cell>
          <table:table-cell office:value-type="float" office:value="2.8E-3" table:style-name="ce2">
            <text:p>0.00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E-3" table:style-name="ce2">
            <text:p>0.0028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2.3E-3" table:style-name="ce2">
            <text:p>0.002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-1" table:style-name="ce2">
            <text:p>-1</text:p>
          </table:table-cell>
          <table:table-cell office:value-type="float" office:value="8.3999999999999995E-3" table:style-name="ce2">
            <text:p>0.0084</text:p>
          </table:table-cell>
          <table:table-cell office:value-type="float" office:value="8.6E-3" table:style-name="ce2">
            <text:p>0.008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8.0000000000000002E-3" table:style-name="ce2">
            <text:p>0.008</text:p>
          </table:table-cell>
          <table:table-cell office:value-type="float" office:value="0.95150000000000001" table:style-name="ce2">
            <text:p>0.9515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4.1500000000000002E-2" table:style-name="ce2">
            <text:p>0.0415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3.7000000000000002E-3" table:style-name="ce2">
            <text:p>0.0037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507999999999999" table:style-name="ce2">
            <text:p>2.7508</text:p>
          </table:table-cell>
          <table:table-cell office:value-type="float" office:value="1.6755" table:style-name="ce2">
            <text:p>1.6755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6.7000000000000002E-3" table:style-name="ce2">
            <text:p>0.0067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3.8E-3" table:style-name="ce2">
            <text:p>0.0038</text:p>
          </table:table-cell>
          <table:table-cell office:value-type="float" office:value="3.0999999999999999E-3" table:style-name="ce2">
            <text:p>0.0031</text:p>
          </table:table-cell>
          <table:table-cell table:number-columns-repeated="16326"/>
        </table:table-row>
        <table:table-row table:style-name="ro1">
          <table:table-cell office:value-type="float" office:value="104080002" table:style-name="ce3">
            <text:p>104080002</text:p>
          </table:table-cell>
          <table:table-cell office:value-type="float" office:value="3.8E-3" table:style-name="ce2">
            <text:p>0.0038</text:p>
          </table:table-cell>
          <table:table-cell office:value-type="float" office:value="3.3E-3" table:style-name="ce2">
            <text:p>0.0033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E-3" table:style-name="ce2">
            <text:p>0.00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8E-3" table:style-name="ce2">
            <text:p>0.0038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E-3" table:style-name="ce2">
            <text:p>0.0028</text:p>
          </table:table-cell>
          <table:table-cell office:value-type="float" office:value="-1" table:style-name="ce2">
            <text:p>-1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3.3E-3" table:style-name="ce2">
            <text:p>0.0033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-1" table:style-name="ce2">
            <text:p>-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3.5999999999999999E-3" table:style-name="ce2">
            <text:p>0.0036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-1" table:style-name="ce2">
            <text:p>-1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-1" table:style-name="ce2">
            <text:p>-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-1" table:style-name="ce2">
            <text:p>-1</text:p>
          </table:table-cell>
          <table:table-cell office:value-type="float" office:value="2.8E-3" table:style-name="ce2">
            <text:p>0.0028</text:p>
          </table:table-cell>
          <table:table-cell office:value-type="float" office:value="0.17069999999999999" table:style-name="ce2">
            <text:p>0.1707</text:p>
          </table:table-cell>
          <table:table-cell office:value-type="float" office:value="0.17030000000000001" table:style-name="ce2">
            <text:p>0.1703</text:p>
          </table:table-cell>
          <table:table-cell table:number-columns-repeated="16326"/>
        </table:table-row>
        <table:table-row table:style-name="ro1">
          <table:table-cell office:value-type="float" office:value="104081011" table:style-name="ce3">
            <text:p>10408101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0.22950000000000001" table:style-name="ce2">
            <text:p>0.2295</text:p>
          </table:table-cell>
          <table:table-cell office:value-type="float" office:value="6.3E-3" table:style-name="ce2">
            <text:p>0.0063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2.8E-3" table:style-name="ce2">
            <text:p>0.0028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0.18149999999999999" table:style-name="ce2">
            <text:p>0.1815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9.9000000000000008E-3" table:style-name="ce2">
            <text:p>0.0099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3E-3" table:style-name="ce2">
            <text:p>0.0023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8.3000000000000001E-3" table:style-name="ce2">
            <text:p>0.0083</text:p>
          </table:table-cell>
          <table:table-cell office:value-type="float" office:value="0.1195" table:style-name="ce2">
            <text:p>0.1195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1.9E-3" table:style-name="ce2">
            <text:p>0.0019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-1" table:style-name="ce2">
            <text:p>-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0.1757" table:style-name="ce2">
            <text:p>0.1757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34E-2" table:style-name="ce2">
            <text:p>0.0134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E-3" table:style-name="ce2">
            <text:p>0.0023</text:p>
          </table:table-cell>
          <table:table-cell office:value-type="float" office:value="0.59870000000000001" table:style-name="ce2">
            <text:p>0.5987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2000000000000001E-3" table:style-name="ce2">
            <text:p>0.0022</text:p>
          </table:table-cell>
          <table:table-cell table:number-columns-repeated="16326"/>
        </table:table-row>
        <table:table-row table:style-name="ro1">
          <table:table-cell office:value-type="float" office:value="105062515" table:style-name="ce3">
            <text:p>1050625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1051012s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0.1124" table:style-name="ce2">
            <text:p>0.112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8E-3" table:style-name="ce2">
            <text:p>0.0018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E-3" table:style-name="ce2">
            <text:p>0.001</text:p>
          </table:table-cell>
          <table:table-cell office:value-type="float" office:value="0.11219999999999999" table:style-name="ce2">
            <text:p>0.1122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4E-3" table:style-name="ce2">
            <text:p>0.0014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5E-3" table:style-name="ce2">
            <text:p>0.0015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5.3E-3" table:style-name="ce2">
            <text:p>0.0053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E-3" table:style-name="ce2">
            <text:p>0.00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9E-3" table:style-name="ce2">
            <text:p>0.0019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0.1174" table:style-name="ce2">
            <text:p>0.1174</text:p>
          </table:table-cell>
          <table:table-cell office:value-type="float" office:value="1.5E-3" table:style-name="ce2">
            <text:p>0.0015</text:p>
          </table:table-cell>
          <table:table-cell office:value-type="float" office:value="9.7999999999999997E-3" table:style-name="ce2">
            <text:p>0.0098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4E-3" table:style-name="ce2">
            <text:p>0.0014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0.38590000000000002" table:style-name="ce2">
            <text:p>0.3859</text:p>
          </table:table-cell>
          <table:table-cell office:value-type="float" office:value="0.19839999999999999" table:style-name="ce2">
            <text:p>0.1984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1052054s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1999999999999999E-3" table:style-name="ce2">
            <text:p>0.0012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1000000000000001E-3" table:style-name="ce2">
            <text:p>0.001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4E-3" table:style-name="ce2">
            <text:p>0.0014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1.5E-3" table:style-name="ce2">
            <text:p>0.0015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3E-3" table:style-name="ce2">
            <text:p>0.0023</text:p>
          </table:table-cell>
          <table:table-cell office:value-type="float" office:value="0.1318" table:style-name="ce2">
            <text:p>0.1318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-1" table:style-name="ce2">
            <text:p>-1</text:p>
          </table:table-cell>
          <table:table-cell office:value-type="float" office:value="-1" table:style-name="ce2">
            <text:p>-1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2E-3" table:style-name="ce2">
            <text:p>0.002</text:p>
          </table:table-cell>
          <table:table-cell office:value-type="float" office:value="1.5E-3" table:style-name="ce2">
            <text:p>0.0015</text:p>
          </table:table-cell>
          <table:table-cell office:value-type="float" office:value="1.5E-3" table:style-name="ce2">
            <text:p>0.0015</text:p>
          </table:table-cell>
          <table:table-cell office:value-type="float" office:value="1.8E-3" table:style-name="ce2">
            <text:p>0.0018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-1" table:style-name="ce2">
            <text:p>-1</text:p>
          </table:table-cell>
          <table:table-cell office:value-type="float" office:value="1.2999999999999999E-3" table:style-name="ce2">
            <text:p>0.0013</text:p>
          </table:table-cell>
          <table:table-cell office:value-type="float" office:value="0.1207" table:style-name="ce2">
            <text:p>0.120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8E-3" table:style-name="ce2">
            <text:p>0.0018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0.1205" table:style-name="ce2">
            <text:p>0.1205</text:p>
          </table:table-cell>
          <table:table-cell office:value-type="float" office:value="3.3999999999999998E-3" table:style-name="ce2">
            <text:p>0.0034</text:p>
          </table:table-cell>
          <table:table-cell office:value-type="float" office:value="0.1593" table:style-name="ce2">
            <text:p>0.1593</text:p>
          </table:table-cell>
          <table:table-cell office:value-type="float" office:value="1.4E-3" table:style-name="ce2">
            <text:p>0.0014</text:p>
          </table:table-cell>
          <table:table-cell office:value-type="float" office:value="0.16020000000000001" table:style-name="ce2">
            <text:p>0.1602</text:p>
          </table:table-cell>
          <table:table-cell office:value-type="float" office:value="0.1239" table:style-name="ce2">
            <text:p>0.1239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0.1691" table:style-name="ce2">
            <text:p>0.1691</text:p>
          </table:table-cell>
          <table:table-cell office:value-type="float" office:value="2E-3" table:style-name="ce2">
            <text:p>0.002</text:p>
          </table:table-cell>
          <table:table-cell office:value-type="float" office:value="0.17349999999999999" table:style-name="ce2">
            <text:p>0.1735</text:p>
          </table:table-cell>
          <table:table-cell office:value-type="float" office:value="2E-3" table:style-name="ce2">
            <text:p>0.002</text:p>
          </table:table-cell>
          <table:table-cell office:value-type="float" office:value="2E-3" table:style-name="ce2">
            <text:p>0.002</text:p>
          </table:table-cell>
          <table:table-cell office:value-type="float" office:value="1.8E-3" table:style-name="ce2">
            <text:p>0.0018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0.12039999999999999" table:style-name="ce2">
            <text:p>0.1204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1.9E-3" table:style-name="ce2">
            <text:p>0.0019</text:p>
          </table:table-cell>
          <table:table-cell office:value-type="float" office:value="1.8E-3" table:style-name="ce2">
            <text:p>0.0018</text:p>
          </table:table-cell>
          <table:table-cell office:value-type="float" office:value="1.8E-3" table:style-name="ce2">
            <text:p>0.0018</text:p>
          </table:table-cell>
          <table:table-cell office:value-type="float" office:value="1.9E-3" table:style-name="ce2">
            <text:p>0.0019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1.9E-3" table:style-name="ce2">
            <text:p>0.0019</text:p>
          </table:table-cell>
          <table:table-cell office:value-type="float" office:value="1.6999999999999999E-3" table:style-name="ce2">
            <text:p>0.0017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6000000000000001E-3" table:style-name="ce2">
            <text:p>0.0016</text:p>
          </table:table-cell>
          <table:table-cell office:value-type="float" office:value="1.5E-3" table:style-name="ce2">
            <text:p>0.0015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n124750536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8E-3" table:style-name="ce2">
            <text:p>0.0038</text:p>
          </table:table-cell>
          <table:table-cell office:value-type="float" office:value="0.1512" table:style-name="ce2">
            <text:p>0.1512</text:p>
          </table:table-cell>
          <table:table-cell office:value-type="float" office:value="0.1704" table:style-name="ce2">
            <text:p>0.1704</text:p>
          </table:table-cell>
          <table:table-cell office:value-type="float" office:value="0.12909999999999999" table:style-name="ce2">
            <text:p>0.1291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0.1203" table:style-name="ce2">
            <text:p>0.1203</text:p>
          </table:table-cell>
          <table:table-cell office:value-type="float" office:value="1.17E-2" table:style-name="ce2">
            <text:p>0.0117</text:p>
          </table:table-cell>
          <table:table-cell office:value-type="float" office:value="0.1542" table:style-name="ce2">
            <text:p>0.1542</text:p>
          </table:table-cell>
          <table:table-cell office:value-type="float" office:value="0.15920000000000001" table:style-name="ce2">
            <text:p>0.1592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0.1255" table:style-name="ce2">
            <text:p>0.1255</text:p>
          </table:table-cell>
          <table:table-cell office:value-type="float" office:value="9.4000000000000004E-3" table:style-name="ce2">
            <text:p>0.0094</text:p>
          </table:table-cell>
          <table:table-cell office:value-type="float" office:value="7.1000000000000004E-3" table:style-name="ce2">
            <text:p>0.0071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0.1212" table:style-name="ce2">
            <text:p>0.1212</text:p>
          </table:table-cell>
          <table:table-cell office:value-type="float" office:value="0.1195" table:style-name="ce2">
            <text:p>0.1195</text:p>
          </table:table-cell>
          <table:table-cell office:value-type="float" office:value="0.1226" table:style-name="ce2">
            <text:p>0.1226</text:p>
          </table:table-cell>
          <table:table-cell office:value-type="float" office:value="0.16830000000000001" table:style-name="ce2">
            <text:p>0.1683</text:p>
          </table:table-cell>
          <table:table-cell office:value-type="float" office:value="-1" table:style-name="ce2">
            <text:p>-1</text:p>
          </table:table-cell>
          <table:table-cell office:value-type="float" office:value="3.3E-3" table:style-name="ce2">
            <text:p>0.0033</text:p>
          </table:table-cell>
          <table:table-cell office:value-type="float" office:value="3.3E-3" table:style-name="ce2">
            <text:p>0.003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0.1234" table:style-name="ce2">
            <text:p>0.1234</text:p>
          </table:table-cell>
          <table:table-cell office:value-type="float" office:value="0.12609999999999999" table:style-name="ce2">
            <text:p>0.1261</text:p>
          </table:table-cell>
          <table:table-cell office:value-type="float" office:value="0.14849999999999999" table:style-name="ce2">
            <text:p>0.1485</text:p>
          </table:table-cell>
          <table:table-cell office:value-type="float" office:value="0.16539999999999999" table:style-name="ce2">
            <text:p>0.1654</text:p>
          </table:table-cell>
          <table:table-cell office:value-type="float" office:value="0.13969999999999999" table:style-name="ce2">
            <text:p>0.1397</text:p>
          </table:table-cell>
          <table:table-cell office:value-type="float" office:value="0.16889999999999999" table:style-name="ce2">
            <text:p>0.1689</text:p>
          </table:table-cell>
          <table:table-cell office:value-type="float" office:value="-1" table:style-name="ce2">
            <text:p>-1</text:p>
          </table:table-cell>
          <table:table-cell office:value-type="float" office:value="7.4000000000000003E-3" table:style-name="ce2">
            <text:p>0.0074</text:p>
          </table:table-cell>
          <table:table-cell office:value-type="float" office:value="0.16969999999999999" table:style-name="ce2">
            <text:p>0.1697</text:p>
          </table:table-cell>
          <table:table-cell office:value-type="float" office:value="1.2800000000000001E-2" table:style-name="ce2">
            <text:p>0.0128</text:p>
          </table:table-cell>
          <table:table-cell office:value-type="float" office:value="0.13789999999999999" table:style-name="ce2">
            <text:p>0.1379</text:p>
          </table:table-cell>
          <table:table-cell office:value-type="float" office:value="0.1434" table:style-name="ce2">
            <text:p>0.1434</text:p>
          </table:table-cell>
          <table:table-cell office:value-type="float" office:value="0.13969999999999999" table:style-name="ce2">
            <text:p>0.1397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0.13969999999999999" table:style-name="ce2">
            <text:p>0.1397</text:p>
          </table:table-cell>
          <table:table-cell office:value-type="float" office:value="0.16880000000000001" table:style-name="ce2">
            <text:p>0.1688</text:p>
          </table:table-cell>
          <table:table-cell office:value-type="float" office:value="0.13969999999999999" table:style-name="ce2">
            <text:p>0.1397</text:p>
          </table:table-cell>
          <table:table-cell office:value-type="float" office:value="0.1706" table:style-name="ce2">
            <text:p>0.1706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0.1464" table:style-name="ce2">
            <text:p>0.1464</text:p>
          </table:table-cell>
          <table:table-cell office:value-type="float" office:value="0.1628" table:style-name="ce2">
            <text:p>0.1628</text:p>
          </table:table-cell>
          <table:table-cell office:value-type="float" office:value="0.1522" table:style-name="ce2">
            <text:p>0.1522</text:p>
          </table:table-cell>
          <table:table-cell office:value-type="float" office:value="0.16619999999999999" table:style-name="ce2">
            <text:p>0.1662</text:p>
          </table:table-cell>
          <table:table-cell office:value-type="float" office:value="7.4000000000000003E-3" table:style-name="ce2">
            <text:p>0.0074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6.4999999999999997E-3" table:style-name="ce2">
            <text:p>0.0065</text:p>
          </table:table-cell>
          <table:table-cell office:value-type="float" office:value="0.1988" table:style-name="ce2">
            <text:p>0.1988</text:p>
          </table:table-cell>
          <table:table-cell office:value-type="float" office:value="0.1762" table:style-name="ce2">
            <text:p>0.1762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t14509594</text:p>
          </table:table-cell>
          <table:table-cell office:value-type="float" office:value="6.4000000000000003E-3" table:style-name="ce2">
            <text:p>0.0064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4999999999999997E-3" table:style-name="ce2">
            <text:p>0.0045</text:p>
          </table:table-cell>
          <table:table-cell office:value-type="float" office:value="1.4118999999999999" table:style-name="ce2">
            <text:p>1.4119</text:p>
          </table:table-cell>
          <table:table-cell office:value-type="float" office:value="2.0799999999999999E-2" table:style-name="ce2">
            <text:p>0.0208</text:p>
          </table:table-cell>
          <table:table-cell office:value-type="float" office:value="2.1299999999999999E-2" table:style-name="ce2">
            <text:p>0.0213</text:p>
          </table:table-cell>
          <table:table-cell office:value-type="float" office:value="4.5999999999999999E-3" table:style-name="ce2">
            <text:p>0.0046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1.3413999999999999" table:style-name="ce2">
            <text:p>1.3414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7.1999999999999995E-2" table:style-name="ce2">
            <text:p>0.072</text:p>
          </table:table-cell>
          <table:table-cell office:value-type="float" office:value="6.4999999999999997E-3" table:style-name="ce2">
            <text:p>0.0065</text:p>
          </table:table-cell>
          <table:table-cell office:value-type="float" office:value="4.4000000000000003E-3" table:style-name="ce2">
            <text:p>0.0044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5.7999999999999996E-3" table:style-name="ce2">
            <text:p>0.0058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5.3E-3" table:style-name="ce2">
            <text:p>0.0053</text:p>
          </table:table-cell>
          <table:table-cell office:value-type="float" office:value="5.2900000000000003E-2" table:style-name="ce2">
            <text:p>0.0529</text:p>
          </table:table-cell>
          <table:table-cell office:value-type="float" office:value="8.8000000000000005E-3" table:style-name="ce2">
            <text:p>0.0088</text:p>
          </table:table-cell>
          <table:table-cell office:value-type="float" office:value="5.5999999999999999E-3" table:style-name="ce2">
            <text:p>0.0056</text:p>
          </table:table-cell>
          <table:table-cell office:value-type="float" office:value="5.4000000000000003E-3" table:style-name="ce2">
            <text:p>0.0054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4.8999999999999998E-3" table:style-name="ce2">
            <text:p>0.0049</text:p>
          </table:table-cell>
          <table:table-cell office:value-type="float" office:value="6.3E-3" table:style-name="ce2">
            <text:p>0.0063</text:p>
          </table:table-cell>
          <table:table-cell office:value-type="float" office:value="5" table:style-name="ce2">
            <text:p>5</text:p>
          </table:table-cell>
          <table:table-cell office:value-type="float" office:value="1.3599999999999999E-2" table:style-name="ce2">
            <text:p>0.0136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5.7000000000000002E-3" table:style-name="ce2">
            <text:p>0.0057</text:p>
          </table:table-cell>
          <table:table-cell office:value-type="float" office:value="7.6E-3" table:style-name="ce2">
            <text:p>0.0076</text:p>
          </table:table-cell>
          <table:table-cell office:value-type="float" office:value="1.0800000000000001E-2" table:style-name="ce2">
            <text:p>0.0108</text:p>
          </table:table-cell>
          <table:table-cell office:value-type="float" office:value="1.5004" table:style-name="ce2">
            <text:p>1.5004</text:p>
          </table:table-cell>
          <table:table-cell office:value-type="float" office:value="9.4999999999999998E-3" table:style-name="ce2">
            <text:p>0.0095</text:p>
          </table:table-cell>
          <table:table-cell office:value-type="float" office:value="5.57E-2" table:style-name="ce2">
            <text:p>0.0557</text:p>
          </table:table-cell>
          <table:table-cell office:value-type="float" office:value="6.0000000000000001E-3" table:style-name="ce2">
            <text:p>0.006</text:p>
          </table:table-cell>
          <table:table-cell office:value-type="float" office:value="6.1000000000000004E-3" table:style-name="ce2">
            <text:p>0.0061</text:p>
          </table:table-cell>
          <table:table-cell office:value-type="float" office:value="4.3E-3" table:style-name="ce2">
            <text:p>0.0043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8E-3" table:style-name="ce2">
            <text:p>0.0038</text:p>
          </table:table-cell>
          <table:table-cell office:value-type="float" office:value="4.8102" table:style-name="ce2">
            <text:p>4.8102</text:p>
          </table:table-cell>
          <table:table-cell office:value-type="float" office:value="2.2389999999999999" table:style-name="ce2">
            <text:p>2.239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4.7000000000000002E-3" table:style-name="ce2">
            <text:p>0.0047</text:p>
          </table:table-cell>
          <table:table-cell office:value-type="float" office:value="1.04E-2" table:style-name="ce2">
            <text:p>0.0104</text:p>
          </table:table-cell>
          <table:table-cell office:value-type="float" office:value="7.7999999999999996E-3" table:style-name="ce2">
            <text:p>0.0078</text:p>
          </table:table-cell>
          <table:table-cell office:value-type="float" office:value="6.4000000000000003E-3" table:style-name="ce2">
            <text:p>0.0064</text:p>
          </table:table-cell>
          <table:table-cell office:value-type="float" office:value="4.1000000000000003E-3" table:style-name="ce2">
            <text:p>0.0041</text:p>
          </table:table-cell>
          <table:table-cell office:value-type="float" office:value="4.3E-3" table:style-name="ce2">
            <text:p>0.0043</text:p>
          </table:table-cell>
          <table:table-cell office:value-type="float" office:value="5.1000000000000004E-3" table:style-name="ce2">
            <text:p>0.0051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8.6E-3" table:style-name="ce2">
            <text:p>0.0086</text:p>
          </table:table-cell>
          <table:table-cell office:value-type="float" office:value="5.5999999999999999E-3" table:style-name="ce2">
            <text:p>0.0056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x1052164</text:p>
          </table:table-cell>
          <table:table-cell office:value-type="float" office:value="2.8E-3" table:style-name="ce2">
            <text:p>0.0028</text:p>
          </table:table-cell>
          <table:table-cell office:value-type="float" office:value="2.7000000000000001E-3" table:style-name="ce2">
            <text:p>0.0027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8.6400000000000005E-2" table:style-name="ce2">
            <text:p>0.0864</text:p>
          </table:table-cell>
          <table:table-cell office:value-type="float" office:value="4.7999999999999996E-3" table:style-name="ce2">
            <text:p>0.0048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8E-3" table:style-name="ce2">
            <text:p>0.0028</text:p>
          </table:table-cell>
          <table:table-cell office:value-type="float" office:value="8.2500000000000004E-2" table:style-name="ce2">
            <text:p>0.08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E-3" table:style-name="ce2">
            <text:p>0.0023</text:p>
          </table:table-cell>
          <table:table-cell office:value-type="float" office:value="5.4999999999999997E-3" table:style-name="ce2">
            <text:p>0.0055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E-3" table:style-name="ce2">
            <text:p>0.002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5.3E-3" table:style-name="ce2">
            <text:p>0.0053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2.3E-3" table:style-name="ce2">
            <text:p>0.0023</text:p>
          </table:table-cell>
          <table:table-cell office:value-type="float" office:value="2.0999999999999999E-3" table:style-name="ce2">
            <text:p>0.0021</text:p>
          </table:table-cell>
          <table:table-cell office:value-type="float" office:value="2.2000000000000001E-3" table:style-name="ce2">
            <text:p>0.0022</text:p>
          </table:table-cell>
          <table:table-cell office:value-type="float" office:value="2.3E-3" table:style-name="ce2">
            <text:p>0.0023</text:p>
          </table:table-cell>
          <table:table-cell office:value-type="float" office:value="2.3E-3" table:style-name="ce2">
            <text:p>0.0023</text:p>
          </table:table-cell>
          <table:table-cell office:value-type="float" office:value="0.16120000000000001" table:style-name="ce2">
            <text:p>0.1612</text:p>
          </table:table-cell>
          <table:table-cell office:value-type="float" office:value="4.0000000000000001E-3" table:style-name="ce2">
            <text:p>0.004</text:p>
          </table:table-cell>
          <table:table-cell office:value-type="float" office:value="0.18079999999999999" table:style-name="ce2">
            <text:p>0.1808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0.107" table:style-name="ce2">
            <text:p>0.107</text:p>
          </table:table-cell>
          <table:table-cell office:value-type="float" office:value="0.14230000000000001" table:style-name="ce2">
            <text:p>0.1423</text:p>
          </table:table-cell>
          <table:table-cell office:value-type="float" office:value="7.6E-3" table:style-name="ce2">
            <text:p>0.0076</text:p>
          </table:table-cell>
          <table:table-cell office:value-type="float" office:value="3.0000000000000001E-3" table:style-name="ce2">
            <text:p>0.003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8999999999999998E-3" table:style-name="ce2">
            <text:p>0.0029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0.16550000000000001" table:style-name="ce2">
            <text:p>0.1655</text:p>
          </table:table-cell>
          <table:table-cell office:value-type="float" office:value="0.17319999999999999" table:style-name="ce2">
            <text:p>0.1732</text:p>
          </table:table-cell>
          <table:table-cell office:value-type="float" office:value="3.8999999999999998E-3" table:style-name="ce2">
            <text:p>0.0039</text:p>
          </table:table-cell>
          <table:table-cell office:value-type="float" office:value="3.2000000000000002E-3" table:style-name="ce2">
            <text:p>0.0032</text:p>
          </table:table-cell>
          <table:table-cell office:value-type="float" office:value="3.0999999999999999E-3" table:style-name="ce2">
            <text:p>0.0031</text:p>
          </table:table-cell>
          <table:table-cell office:value-type="float" office:value="3.5000000000000001E-3" table:style-name="ce2">
            <text:p>0.0035</text:p>
          </table:table-cell>
          <table:table-cell office:value-type="float" office:value="4.1999999999999997E-3" table:style-name="ce2">
            <text:p>0.0042</text:p>
          </table:table-cell>
          <table:table-cell office:value-type="float" office:value="2.8E-3" table:style-name="ce2">
            <text:p>0.0028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000000000000001E-3" table:style-name="ce2">
            <text:p>0.0025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5999999999999999E-3" table:style-name="ce2">
            <text:p>0.0026</text:p>
          </table:table-cell>
          <table:table-cell office:value-type="float" office:value="2.3999999999999998E-3" table:style-name="ce2">
            <text:p>0.0024</text:p>
          </table:table-cell>
          <table:table-cell office:value-type="float" office:value="3.0999999999999999E-3" table:style-name="ce2">
            <text:p>0.0031</text:p>
          </table:table-cell>
          <table:table-cell table:number-columns-repeated="16326"/>
        </table:table-row>
        <table:table-row table:style-name="ro1">
          <table:table-cell office:value-type="string" table:style-name="ce3">
            <text:p>x1057103</text:p>
          </table:table-cell>
          <table:table-cell office:value-type="float" office:value="0.13420000000000001" table:style-name="ce2">
            <text:p>0.1342</text:p>
          </table:table-cell>
          <table:table-cell office:value-type="float" office:value="0.1394" table:style-name="ce2">
            <text:p>0.1394</text:p>
          </table:table-cell>
          <table:table-cell office:value-type="float" office:value="0.12989999999999999" table:style-name="ce2">
            <text:p>0.1299</text:p>
          </table:table-cell>
          <table:table-cell office:value-type="float" office:value="0.12839999999999999" table:style-name="ce2">
            <text:p>0.1284</text:p>
          </table:table-cell>
          <table:table-cell office:value-type="float" office:value="0.127" table:style-name="ce2">
            <text:p>0.127</text:p>
          </table:table-cell>
          <table:table-cell office:value-type="float" office:value="5" table:style-name="ce2">
            <text:p>5</text:p>
          </table:table-cell>
          <table:table-cell office:value-type="float" office:value="0.32729999999999998" table:style-name="ce2">
            <text:p>0.3273</text:p>
          </table:table-cell>
          <table:table-cell office:value-type="float" office:value="0.28720000000000001" table:style-name="ce2">
            <text:p>0.2872</text:p>
          </table:table-cell>
          <table:table-cell office:value-type="float" office:value="0.13009999999999999" table:style-name="ce2">
            <text:p>0.1301</text:p>
          </table:table-cell>
          <table:table-cell office:value-type="float" office:value="0.14419999999999999" table:style-name="ce2">
            <text:p>0.1442</text:p>
          </table:table-cell>
          <table:table-cell office:value-type="float" office:value="5" table:style-name="ce2">
            <text:p>5</text:p>
          </table:table-cell>
          <table:table-cell office:value-type="float" office:value="0.17780000000000001" table:style-name="ce2">
            <text:p>0.1778</text:p>
          </table:table-cell>
          <table:table-cell office:value-type="float" office:value="0.15010000000000001" table:style-name="ce2">
            <text:p>0.1501</text:p>
          </table:table-cell>
          <table:table-cell office:value-type="float" office:value="1.0036" table:style-name="ce2">
            <text:p>1.0036</text:p>
          </table:table-cell>
          <table:table-cell office:value-type="float" office:value="0.16769999999999999" table:style-name="ce2">
            <text:p>0.1677</text:p>
          </table:table-cell>
          <table:table-cell office:value-type="float" office:value="0.14430000000000001" table:style-name="ce2">
            <text:p>0.1443</text:p>
          </table:table-cell>
          <table:table-cell office:value-type="float" office:value="0.15090000000000001" table:style-name="ce2">
            <text:p>0.1509</text:p>
          </table:table-cell>
          <table:table-cell office:value-type="float" office:value="0.15770000000000001" table:style-name="ce2">
            <text:p>0.1577</text:p>
          </table:table-cell>
          <table:table-cell office:value-type="float" office:value="0.1227" table:style-name="ce2">
            <text:p>0.1227</text:p>
          </table:table-cell>
          <table:table-cell office:value-type="float" office:value="0.21740000000000001" table:style-name="ce2">
            <text:p>0.2174</text:p>
          </table:table-cell>
          <table:table-cell office:value-type="float" office:value="0.16020000000000001" table:style-name="ce2">
            <text:p>0.1602</text:p>
          </table:table-cell>
          <table:table-cell office:value-type="float" office:value="0.19109999999999999" table:style-name="ce2">
            <text:p>0.1911</text:p>
          </table:table-cell>
          <table:table-cell office:value-type="float" office:value="0.95850000000000002" table:style-name="ce2">
            <text:p>0.9585</text:p>
          </table:table-cell>
          <table:table-cell office:value-type="float" office:value="0.1762" table:style-name="ce2">
            <text:p>0.1762</text:p>
          </table:table-cell>
          <table:table-cell office:value-type="float" office:value="0.1681" table:style-name="ce2">
            <text:p>0.1681</text:p>
          </table:table-cell>
          <table:table-cell office:value-type="float" office:value="0.1643" table:style-name="ce2">
            <text:p>0.1643</text:p>
          </table:table-cell>
          <table:table-cell office:value-type="float" office:value="0.1396" table:style-name="ce2">
            <text:p>0.1396</text:p>
          </table:table-cell>
          <table:table-cell office:value-type="float" office:value="0.1419" table:style-name="ce2">
            <text:p>0.1419</text:p>
          </table:table-cell>
          <table:table-cell office:value-type="float" office:value="0.1734" table:style-name="ce2">
            <text:p>0.1734</text:p>
          </table:table-cell>
          <table:table-cell office:value-type="float" office:value="5" table:style-name="ce2">
            <text:p>5</text:p>
          </table:table-cell>
          <table:table-cell office:value-type="float" office:value="0.25819999999999999" table:style-name="ce2">
            <text:p>0.2582</text:p>
          </table:table-cell>
          <table:table-cell office:value-type="float" office:value="0.22520000000000001" table:style-name="ce2">
            <text:p>0.2252</text:p>
          </table:table-cell>
          <table:table-cell office:value-type="float" office:value="0.1221" table:style-name="ce2">
            <text:p>0.1221</text:p>
          </table:table-cell>
          <table:table-cell office:value-type="float" office:value="0.1678" table:style-name="ce2">
            <text:p>0.1678</text:p>
          </table:table-cell>
          <table:table-cell office:value-type="float" office:value="0.16930000000000001" table:style-name="ce2">
            <text:p>0.1693</text:p>
          </table:table-cell>
          <table:table-cell office:value-type="float" office:value="5" table:style-name="ce2">
            <text:p>5</text:p>
          </table:table-cell>
          <table:table-cell office:value-type="float" office:value="0.21379999999999999" table:style-name="ce2">
            <text:p>0.2138</text:p>
          </table:table-cell>
          <table:table-cell office:value-type="float" office:value="0.87160000000000004" table:style-name="ce2">
            <text:p>0.8716</text:p>
          </table:table-cell>
          <table:table-cell office:value-type="float" office:value="0.1845" table:style-name="ce2">
            <text:p>0.1845</text:p>
          </table:table-cell>
          <table:table-cell office:value-type="float" office:value="0.1734" table:style-name="ce2">
            <text:p>0.1734</text:p>
          </table:table-cell>
          <table:table-cell office:value-type="float" office:value="0.15690000000000001" table:style-name="ce2">
            <text:p>0.1569</text:p>
          </table:table-cell>
          <table:table-cell office:value-type="float" office:value="0.1305" table:style-name="ce2">
            <text:p>0.1305</text:p>
          </table:table-cell>
          <table:table-cell office:value-type="float" office:value="0.12790000000000001" table:style-name="ce2">
            <text:p>0.127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0.1608" table:style-name="ce2">
            <text:p>0.1608</text:p>
          </table:table-cell>
          <table:table-cell office:value-type="float" office:value="0.15240000000000001" table:style-name="ce2">
            <text:p>0.1524</text:p>
          </table:table-cell>
          <table:table-cell office:value-type="float" office:value="0.15529999999999999" table:style-name="ce2">
            <text:p>0.1553</text:p>
          </table:table-cell>
          <table:table-cell office:value-type="float" office:value="0.2082" table:style-name="ce2">
            <text:p>0.2082</text:p>
          </table:table-cell>
          <table:table-cell office:value-type="float" office:value="0.17960000000000001" table:style-name="ce2">
            <text:p>0.1796</text:p>
          </table:table-cell>
          <table:table-cell office:value-type="float" office:value="0.16880000000000001" table:style-name="ce2">
            <text:p>0.1688</text:p>
          </table:table-cell>
          <table:table-cell office:value-type="float" office:value="0.16220000000000001" table:style-name="ce2">
            <text:p>0.1622</text:p>
          </table:table-cell>
          <table:table-cell office:value-type="float" office:value="0.1779" table:style-name="ce2">
            <text:p>0.1779</text:p>
          </table:table-cell>
          <table:table-cell office:value-type="float" office:value="0.14860000000000001" table:style-name="ce2">
            <text:p>0.1486</text:p>
          </table:table-cell>
          <table:table-cell office:value-type="float" office:value="0.16009999999999999" table:style-name="ce2">
            <text:p>0.1601</text:p>
          </table:table-cell>
          <table:table-cell office:value-type="float" office:value="0.1739" table:style-name="ce2">
            <text:p>0.1739</text:p>
          </table:table-cell>
          <table:table-cell office:value-type="float" office:value="0.17249999999999999" table:style-name="ce2">
            <text:p>0.1725</text:p>
          </table:table-cell>
          <table:table-cell table:number-columns-repeated="16326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f1" style:family="table-cell">
      <style:table-cell-properties fo:background-color="#FFC7CE"/>
      <style:text-properties fo:color="#9C0006"/>
    </style:style>
    <style:style style:name="cf2" style:family="table-cell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vidkim</dc:creator>
    <dc:date>2017-05-01T11:20:37Z</dc:date>
    <meta:editing-cycles>1</meta:editing-cycles>
    <meta:editing-duration>PT301S</meta:editing-duration>
  </office:meta>
</office:document-meta>
</file>